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38.81pt"/>
    </style:style>
    <style:style style:name="co5" style:family="table-column">
      <style:table-column-properties fo:break-before="auto" style:column-width="321.36pt"/>
    </style:style>
    <style:style style:name="co6" style:family="table-column">
      <style:table-column-properties fo:break-before="auto" style:column-width="26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HIRTEENTH</text:p>
          </table:table-cell>
          <table:table-cell office:value-type="string" calcext:value-type="string">
            <text:p>RED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CONCATENATE(CONCATENATE(&quot;int &quot;; [.A1];&quot;_ROW[NUM_OF_PIXELS_PER_ROW] = { &quot;; [.C1];&quot;, &quot;;[.D1];&quot;, &quot;;[.E1];&quot;, &quot;;[.F1];&quot;, &quot;;[.G1];&quot;, &quot;;[.H1];&quot;, &quot;;[.I1];&quot;, &quot;;[.J1];&quot;, &quot;;[.K1];&quot;, &quot;;[.L1]; &quot; };&quot;))" office:value-type="string" office:string-value="int THIRTEENTH_ROW[NUM_OF_PIXELS_PER_ROW] = { 120, 121, 122, 123, 124, 125, 126, 127, 128, 129 };" calcext:value-type="string">
            <text:p>int THIRTEENTH_ROW[NUM_OF_PIXELS_PER_ROW] = { 120, 121, 122, 123, 124, 125, 126, 127, 128, 129 };</text:p>
          </table:table-cell>
          <table:table-cell table:style-name="ce2" table:formula="of:=CONCATENATE(&quot;strip.setPixelColor(&quot;; [.A1]; &quot;_ROW[COUNTER], &quot;; [.B1];&quot;);&quot;)" office:value-type="string" office:string-value="strip.setPixelColor(THIRTEENTH_ROW[COUNTER], RED);" calcext:value-type="string">
            <text:p>strip.setPixelColor(THIRTEENTH_ROW[COUNTER], RED);</text:p>
          </table:table-cell>
          <table:table-cell table:style-name="ce2" table:formula="of:=CONCATENATE(&quot;strip.fill(OFF, &quot;; [.A1]; &quot;_ROW[0], COUNTER);&quot;)" office:value-type="string" office:string-value="strip.fill(OFF, THIRTEENTH_ROW[0], COUNTER);" calcext:value-type="string">
            <text:p>strip.fill(OFF, THIRTEENTH_ROW[0], COUNTER);</text:p>
          </table:table-cell>
        </table:table-row>
        <table:table-row table:style-name="ro1">
          <table:table-cell office:value-type="string" calcext:value-type="string">
            <text:p>FOURTEENTH</text:p>
          </table:table-cell>
          <table:table-cell office:value-type="string" calcext:value-type="string">
            <text:p>ORANGE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formula="of:=CONCATENATE(CONCATENATE(&quot;int &quot;; [.A2];&quot;_ROW[NUM_OF_PIXELS_PER_ROW] = { &quot;; [.C2];&quot;, &quot;;[.D2];&quot;, &quot;;[.E2];&quot;, &quot;;[.F2];&quot;, &quot;;[.G2];&quot;, &quot;;[.H2];&quot;, &quot;;[.I2];&quot;, &quot;;[.J2];&quot;, &quot;;[.K2];&quot;, &quot;;[.L2]; &quot; };&quot;))" office:value-type="string" office:string-value="int FOURTEENTH_ROW[NUM_OF_PIXELS_PER_ROW] = { 130, 131, 132, 133, 134, 135, 136, 137, 138, 139 };" calcext:value-type="string">
            <text:p>int FOURTEENTH_ROW[NUM_OF_PIXELS_PER_ROW] = { 130, 131, 132, 133, 134, 135, 136, 137, 138, 139 };</text:p>
          </table:table-cell>
          <table:table-cell table:style-name="ce2" table:formula="of:=CONCATENATE(&quot;strip.setPixelColor(&quot;; [.A2]; &quot;_ROW[COUNTER], &quot;; [.B2];&quot;);&quot;)" office:value-type="string" office:string-value="strip.setPixelColor(FOURTEENTH_ROW[COUNTER], ORANGE);" calcext:value-type="string">
            <text:p>strip.setPixelColor(FOURTEENTH_ROW[COUNTER], ORANGE);</text:p>
          </table:table-cell>
          <table:table-cell table:style-name="ce2" table:formula="of:=CONCATENATE(&quot;strip.fill(OFF, &quot;; [.A2]; &quot;_ROW[0], COUNTER);&quot;)" office:value-type="string" office:string-value="strip.fill(OFF, FOURTEENTH_ROW[0], COUNTER);" calcext:value-type="string">
            <text:p>strip.fill(OFF, FOURTEENTH_ROW[0], COUNTER);</text:p>
          </table:table-cell>
        </table:table-row>
        <table:table-row table:style-name="ro1">
          <table:table-cell office:value-type="string" calcext:value-type="string">
            <text:p>FIFTEENTH</text:p>
          </table:table-cell>
          <table:table-cell office:value-type="string" calcext:value-type="string">
            <text:p>YELLOW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formula="of:=CONCATENATE(CONCATENATE(&quot;int &quot;; [.A3];&quot;_ROW[NUM_OF_PIXELS_PER_ROW] = { &quot;; [.C3];&quot;, &quot;;[.D3];&quot;, &quot;;[.E3];&quot;, &quot;;[.F3];&quot;, &quot;;[.G3];&quot;, &quot;;[.H3];&quot;, &quot;;[.I3];&quot;, &quot;;[.J3];&quot;, &quot;;[.K3];&quot;, &quot;;[.L3]; &quot; };&quot;))" office:value-type="string" office:string-value="int FIFTEENTH_ROW[NUM_OF_PIXELS_PER_ROW] = { 140, 141, 142, 143, 144, 145, 146, 147, 148, 149 };" calcext:value-type="string">
            <text:p>int FIFTEENTH_ROW[NUM_OF_PIXELS_PER_ROW] = { 140, 141, 142, 143, 144, 145, 146, 147, 148, 149 };</text:p>
          </table:table-cell>
          <table:table-cell table:style-name="ce2" table:formula="of:=CONCATENATE(&quot;strip.setPixelColor(&quot;; [.A3]; &quot;_ROW[COUNTER], &quot;; [.B3];&quot;);&quot;)" office:value-type="string" office:string-value="strip.setPixelColor(FIFTEENTH_ROW[COUNTER], YELLOW);" calcext:value-type="string">
            <text:p>strip.setPixelColor(FIFTEENTH_ROW[COUNTER], YELLOW);</text:p>
          </table:table-cell>
          <table:table-cell table:style-name="ce2" table:formula="of:=CONCATENATE(&quot;strip.fill(OFF, &quot;; [.A3]; &quot;_ROW[0], COUNTER);&quot;)" office:value-type="string" office:string-value="strip.fill(OFF, FIFTEENTH_ROW[0], COUNTER);" calcext:value-type="string">
            <text:p>strip.fill(OFF, FIFTEENTH_ROW[0], COUNTER);</text:p>
          </table:table-cell>
        </table:table-row>
        <table:table-row table:style-name="ro1">
          <table:table-cell office:value-type="string" calcext:value-type="string">
            <text:p>SIXTEENTH</text:p>
          </table:table-cell>
          <table:table-cell office:value-type="string" calcext:value-type="string">
            <text:p>GREEN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formula="of:=CONCATENATE(CONCATENATE(&quot;int &quot;; [.A4];&quot;_ROW[NUM_OF_PIXELS_PER_ROW] = { &quot;; [.C4];&quot;, &quot;;[.D4];&quot;, &quot;;[.E4];&quot;, &quot;;[.F4];&quot;, &quot;;[.G4];&quot;, &quot;;[.H4];&quot;, &quot;;[.I4];&quot;, &quot;;[.J4];&quot;, &quot;;[.K4];&quot;, &quot;;[.L4]; &quot; };&quot;))" office:value-type="string" office:string-value="int SIXTEENTH_ROW[NUM_OF_PIXELS_PER_ROW] = { 150, 151, 152, 153, 154, 155, 156, 157, 158, 159 };" calcext:value-type="string">
            <text:p>int SIXTEENTH_ROW[NUM_OF_PIXELS_PER_ROW] = { 150, 151, 152, 153, 154, 155, 156, 157, 158, 159 };</text:p>
          </table:table-cell>
          <table:table-cell table:style-name="ce2" table:formula="of:=CONCATENATE(&quot;strip.setPixelColor(&quot;; [.A4]; &quot;_ROW[COUNTER], &quot;; [.B4];&quot;);&quot;)" office:value-type="string" office:string-value="strip.setPixelColor(SIXTEENTH_ROW[COUNTER], GREEN);" calcext:value-type="string">
            <text:p>strip.setPixelColor(SIXTEENTH_ROW[COUNTER], GREEN);</text:p>
          </table:table-cell>
          <table:table-cell table:style-name="ce2" table:formula="of:=CONCATENATE(&quot;strip.fill(OFF, &quot;; [.A4]; &quot;_ROW[0], COUNTER);&quot;)" office:value-type="string" office:string-value="strip.fill(OFF, SIXTEENTH_ROW[0], COUNTER);" calcext:value-type="string">
            <text:p>strip.fill(OFF, SIXTEENTH_ROW[0], COUNTER);</text:p>
          </table:table-cell>
        </table:table-row>
        <table:table-row table:style-name="ro1">
          <table:table-cell office:value-type="string" calcext:value-type="string">
            <text:p>SEVENTEENTH</text:p>
          </table:table-cell>
          <table:table-cell office:value-type="string" calcext:value-type="string">
            <text:p>BLUE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formula="of:=CONCATENATE(CONCATENATE(&quot;int &quot;; [.A5];&quot;_ROW[NUM_OF_PIXELS_PER_ROW] = { &quot;; [.C5];&quot;, &quot;;[.D5];&quot;, &quot;;[.E5];&quot;, &quot;;[.F5];&quot;, &quot;;[.G5];&quot;, &quot;;[.H5];&quot;, &quot;;[.I5];&quot;, &quot;;[.J5];&quot;, &quot;;[.K5];&quot;, &quot;;[.L5]; &quot; };&quot;))" office:value-type="string" office:string-value="int SEVENTEENTH_ROW[NUM_OF_PIXELS_PER_ROW] = { 160, 161, 162, 163, 164, 165, 166, 167, 168, 169 };" calcext:value-type="string">
            <text:p>int SEVENTEENTH_ROW[NUM_OF_PIXELS_PER_ROW] = { 160, 161, 162, 163, 164, 165, 166, 167, 168, 169 };</text:p>
          </table:table-cell>
          <table:table-cell table:style-name="ce2" table:formula="of:=CONCATENATE(&quot;strip.setPixelColor(&quot;; [.A5]; &quot;_ROW[COUNTER], &quot;; [.B5];&quot;);&quot;)" office:value-type="string" office:string-value="strip.setPixelColor(SEVENTEENTH_ROW[COUNTER], BLUE);" calcext:value-type="string">
            <text:p>strip.setPixelColor(SEVENTEENTH_ROW[COUNTER], BLUE);</text:p>
          </table:table-cell>
          <table:table-cell table:style-name="ce2" table:formula="of:=CONCATENATE(&quot;strip.fill(OFF, &quot;; [.A5]; &quot;_ROW[0], COUNTER);&quot;)" office:value-type="string" office:string-value="strip.fill(OFF, SEVENTEENTH_ROW[0], COUNTER);" calcext:value-type="string">
            <text:p>strip.fill(OFF, SEVENTEENTH_ROW[0], COUNTER);</text:p>
          </table:table-cell>
        </table:table-row>
        <table:table-row table:style-name="ro1">
          <table:table-cell office:value-type="string" calcext:value-type="string">
            <text:p>EIGHTEENTH</text:p>
          </table:table-cell>
          <table:table-cell office:value-type="string" calcext:value-type="string">
            <text:p>INDIGO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formula="of:=CONCATENATE(CONCATENATE(&quot;int &quot;; [.A6];&quot;_ROW[NUM_OF_PIXELS_PER_ROW] = { &quot;; [.C6];&quot;, &quot;;[.D6];&quot;, &quot;;[.E6];&quot;, &quot;;[.F6];&quot;, &quot;;[.G6];&quot;, &quot;;[.H6];&quot;, &quot;;[.I6];&quot;, &quot;;[.J6];&quot;, &quot;;[.K6];&quot;, &quot;;[.L6]; &quot; };&quot;))" office:value-type="string" office:string-value="int EIGHTEENTH_ROW[NUM_OF_PIXELS_PER_ROW] = { 170, 171, 172, 173, 174, 175, 176, 177, 178, 179 };" calcext:value-type="string">
            <text:p>int EIGHTEENTH_ROW[NUM_OF_PIXELS_PER_ROW] = { 170, 171, 172, 173, 174, 175, 176, 177, 178, 179 };</text:p>
          </table:table-cell>
          <table:table-cell table:style-name="ce2" table:formula="of:=CONCATENATE(&quot;strip.setPixelColor(&quot;; [.A6]; &quot;_ROW[COUNTER], &quot;; [.B6];&quot;);&quot;)" office:value-type="string" office:string-value="strip.setPixelColor(EIGHTEENTH_ROW[COUNTER], INDIGO);" calcext:value-type="string">
            <text:p>strip.setPixelColor(EIGHTEENTH_ROW[COUNTER], INDIGO);</text:p>
          </table:table-cell>
          <table:table-cell table:style-name="ce2" table:formula="of:=CONCATENATE(&quot;strip.fill(OFF, &quot;; [.A6]; &quot;_ROW[0], COUNTER);&quot;)" office:value-type="string" office:string-value="strip.fill(OFF, EIGHTEENTH_ROW[0], COUNTER);" calcext:value-type="string">
            <text:p>strip.fill(OFF, EIGHTEENTH_ROW[0], COUNTER);</text:p>
          </table:table-cell>
        </table:table-row>
        <table:table-row table:style-name="ro1">
          <table:table-cell office:value-type="string" calcext:value-type="string">
            <text:p>NINETEENTH</text:p>
          </table:table-cell>
          <table:table-cell office:value-type="string" calcext:value-type="string">
            <text:p>RED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formula="of:=CONCATENATE(CONCATENATE(&quot;int &quot;; [.A7];&quot;_ROW[NUM_OF_PIXELS_PER_ROW] = { &quot;; [.C7];&quot;, &quot;;[.D7];&quot;, &quot;;[.E7];&quot;, &quot;;[.F7];&quot;, &quot;;[.G7];&quot;, &quot;;[.H7];&quot;, &quot;;[.I7];&quot;, &quot;;[.J7];&quot;, &quot;;[.K7];&quot;, &quot;;[.L7]; &quot; };&quot;))" office:value-type="string" office:string-value="int NINETEENTH_ROW[NUM_OF_PIXELS_PER_ROW] = { 180, 181, 182, 183, 184, 185, 186, 187, 188, 189 };" calcext:value-type="string">
            <text:p>int NINETEENTH_ROW[NUM_OF_PIXELS_PER_ROW] = { 180, 181, 182, 183, 184, 185, 186, 187, 188, 189 };</text:p>
          </table:table-cell>
          <table:table-cell table:style-name="ce2" table:formula="of:=CONCATENATE(&quot;strip.setPixelColor(&quot;; [.A7]; &quot;_ROW[COUNTER], &quot;; [.B7];&quot;);&quot;)" office:value-type="string" office:string-value="strip.setPixelColor(NINETEENTH_ROW[COUNTER], RED);" calcext:value-type="string">
            <text:p>strip.setPixelColor(NINETEENTH_ROW[COUNTER], RED);</text:p>
          </table:table-cell>
          <table:table-cell table:style-name="ce2" table:formula="of:=CONCATENATE(&quot;strip.fill(OFF, &quot;; [.A7]; &quot;_ROW[0], COUNTER);&quot;)" office:value-type="string" office:string-value="strip.fill(OFF, NINETEENTH_ROW[0], COUNTER);" calcext:value-type="string">
            <text:p>strip.fill(OFF, NINETEENTH_ROW[0], COUNTER);</text:p>
          </table:table-cell>
        </table:table-row>
        <table:table-row table:style-name="ro1">
          <table:table-cell office:value-type="string" calcext:value-type="string">
            <text:p>TWENTIETH</text:p>
          </table:table-cell>
          <table:table-cell office:value-type="string" calcext:value-type="string">
            <text:p>ORANGE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formula="of:=CONCATENATE(CONCATENATE(&quot;int &quot;; [.A8];&quot;_ROW[NUM_OF_PIXELS_PER_ROW] = { &quot;; [.C8];&quot;, &quot;;[.D8];&quot;, &quot;;[.E8];&quot;, &quot;;[.F8];&quot;, &quot;;[.G8];&quot;, &quot;;[.H8];&quot;, &quot;;[.I8];&quot;, &quot;;[.J8];&quot;, &quot;;[.K8];&quot;, &quot;;[.L8]; &quot; };&quot;))" office:value-type="string" office:string-value="int TWENTIETH_ROW[NUM_OF_PIXELS_PER_ROW] = { 190, 191, 192, 193, 194, 195, 196, 197, 198, 199 };" calcext:value-type="string">
            <text:p>int TWENTIETH_ROW[NUM_OF_PIXELS_PER_ROW] = { 190, 191, 192, 193, 194, 195, 196, 197, 198, 199 };</text:p>
          </table:table-cell>
          <table:table-cell table:style-name="ce2" table:formula="of:=CONCATENATE(&quot;strip.setPixelColor(&quot;; [.A8]; &quot;_ROW[COUNTER], &quot;; [.B8];&quot;);&quot;)" office:value-type="string" office:string-value="strip.setPixelColor(TWENTIETH_ROW[COUNTER], ORANGE);" calcext:value-type="string">
            <text:p>strip.setPixelColor(TWENTIETH_ROW[COUNTER], ORANGE);</text:p>
          </table:table-cell>
          <table:table-cell table:style-name="ce2" table:formula="of:=CONCATENATE(&quot;strip.fill(OFF, &quot;; [.A8]; &quot;_ROW[0], COUNTER);&quot;)" office:value-type="string" office:string-value="strip.fill(OFF, TWENTIETH_ROW[0], COUNTER);" calcext:value-type="string">
            <text:p>strip.fill(OFF, TWENTIETH_ROW[0], COUNTER);</text:p>
          </table:table-cell>
        </table:table-row>
        <table:table-row table:style-name="ro1">
          <table:table-cell office:value-type="string" calcext:value-type="string">
            <text:p>TWENTYFIRST</text:p>
          </table:table-cell>
          <table:table-cell office:value-type="string" calcext:value-type="string">
            <text:p>YELLOW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formula="of:=CONCATENATE(CONCATENATE(&quot;int &quot;; [.A9];&quot;_ROW[NUM_OF_PIXELS_PER_ROW] = { &quot;; [.C9];&quot;, &quot;;[.D9];&quot;, &quot;;[.E9];&quot;, &quot;;[.F9];&quot;, &quot;;[.G9];&quot;, &quot;;[.H9];&quot;, &quot;;[.I9];&quot;, &quot;;[.J9];&quot;, &quot;;[.K9];&quot;, &quot;;[.L9]; &quot; };&quot;))" office:value-type="string" office:string-value="int TWENTYFIRST_ROW[NUM_OF_PIXELS_PER_ROW] = { 200, 201, 202, 203, 204, 205, 206, 207, 208, 209 };" calcext:value-type="string">
            <text:p>int TWENTYFIRST_ROW[NUM_OF_PIXELS_PER_ROW] = { 200, 201, 202, 203, 204, 205, 206, 207, 208, 209 };</text:p>
          </table:table-cell>
          <table:table-cell table:style-name="ce2" table:formula="of:=CONCATENATE(&quot;strip.setPixelColor(&quot;; [.A9]; &quot;_ROW[COUNTER], &quot;; [.B9];&quot;);&quot;)" office:value-type="string" office:string-value="strip.setPixelColor(TWENTYFIRST_ROW[COUNTER], YELLOW);" calcext:value-type="string">
            <text:p>strip.setPixelColor(TWENTYFIRST_ROW[COUNTER], YELLOW);</text:p>
          </table:table-cell>
          <table:table-cell table:style-name="ce2" table:formula="of:=CONCATENATE(&quot;strip.fill(OFF, &quot;; [.A9]; &quot;_ROW[0], COUNTER);&quot;)" office:value-type="string" office:string-value="strip.fill(OFF, TWENTYFIRST_ROW[0], COUNTER);" calcext:value-type="string">
            <text:p>strip.fill(OFF, TWENTYFIRST_ROW[0], COUNTER);</text:p>
          </table:table-cell>
        </table:table-row>
        <table:table-row table:style-name="ro1">
          <table:table-cell office:value-type="string" calcext:value-type="string">
            <text:p>TWENTYSECOND</text:p>
          </table:table-cell>
          <table:table-cell office:value-type="string" calcext:value-type="string">
            <text:p>GREEN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formula="of:=CONCATENATE(CONCATENATE(&quot;int &quot;; [.A10];&quot;_ROW[NUM_OF_PIXELS_PER_ROW] = { &quot;; [.C10];&quot;, &quot;;[.D10];&quot;, &quot;;[.E10];&quot;, &quot;;[.F10];&quot;, &quot;;[.G10];&quot;, &quot;;[.H10];&quot;, &quot;;[.I10];&quot;, &quot;;[.J10];&quot;, &quot;;[.K10];&quot;, &quot;;[.L10]; &quot; };&quot;))" office:value-type="string" office:string-value="int TWENTYSECOND_ROW[NUM_OF_PIXELS_PER_ROW] = { 210, 211, 212, 213, 214, 215, 216, 217, 218, 219 };" calcext:value-type="string">
            <text:p>int TWENTYSECOND_ROW[NUM_OF_PIXELS_PER_ROW] = { 210, 211, 212, 213, 214, 215, 216, 217, 218, 219 };</text:p>
          </table:table-cell>
          <table:table-cell table:style-name="ce2" table:formula="of:=CONCATENATE(&quot;strip.setPixelColor(&quot;; [.A10]; &quot;_ROW[COUNTER], &quot;; [.B10];&quot;);&quot;)" office:value-type="string" office:string-value="strip.setPixelColor(TWENTYSECOND_ROW[COUNTER], GREEN);" calcext:value-type="string">
            <text:p>strip.setPixelColor(TWENTYSECOND_ROW[COUNTER], GREEN);</text:p>
          </table:table-cell>
          <table:table-cell table:style-name="ce2" table:formula="of:=CONCATENATE(&quot;strip.fill(OFF, &quot;; [.A10]; &quot;_ROW[0], COUNTER);&quot;)" office:value-type="string" office:string-value="strip.fill(OFF, TWENTYSECOND_ROW[0], COUNTER);" calcext:value-type="string">
            <text:p>strip.fill(OFF, TWENTYSECOND_ROW[0], COUNTER);</text:p>
          </table:table-cell>
        </table:table-row>
        <table:table-row table:style-name="ro1">
          <table:table-cell office:value-type="string" calcext:value-type="string">
            <text:p>TWENTYTHIRD</text:p>
          </table:table-cell>
          <table:table-cell office:value-type="string" calcext:value-type="string">
            <text:p>BLUE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formula="of:=CONCATENATE(CONCATENATE(&quot;int &quot;; [.A11];&quot;_ROW[NUM_OF_PIXELS_PER_ROW] = { &quot;; [.C11];&quot;, &quot;;[.D11];&quot;, &quot;;[.E11];&quot;, &quot;;[.F11];&quot;, &quot;;[.G11];&quot;, &quot;;[.H11];&quot;, &quot;;[.I11];&quot;, &quot;;[.J11];&quot;, &quot;;[.K11];&quot;, &quot;;[.L11]; &quot; };&quot;))" office:value-type="string" office:string-value="int TWENTYTHIRD_ROW[NUM_OF_PIXELS_PER_ROW] = { 220, 221, 222, 223, 224, 225, 226, 227, 228, 229 };" calcext:value-type="string">
            <text:p>int TWENTYTHIRD_ROW[NUM_OF_PIXELS_PER_ROW] = { 220, 221, 222, 223, 224, 225, 226, 227, 228, 229 };</text:p>
          </table:table-cell>
          <table:table-cell table:style-name="ce2" table:formula="of:=CONCATENATE(&quot;strip.setPixelColor(&quot;; [.A11]; &quot;_ROW[COUNTER], &quot;; [.B11];&quot;);&quot;)" office:value-type="string" office:string-value="strip.setPixelColor(TWENTYTHIRD_ROW[COUNTER], BLUE);" calcext:value-type="string">
            <text:p>strip.setPixelColor(TWENTYTHIRD_ROW[COUNTER], BLUE);</text:p>
          </table:table-cell>
          <table:table-cell table:style-name="ce2" table:formula="of:=CONCATENATE(&quot;strip.fill(OFF, &quot;; [.A11]; &quot;_ROW[0], COUNTER);&quot;)" office:value-type="string" office:string-value="strip.fill(OFF, TWENTYTHIRD_ROW[0], COUNTER);" calcext:value-type="string">
            <text:p>strip.fill(OFF, TWENTYTHIRD_ROW[0], COUNTER);</text:p>
          </table:table-cell>
        </table:table-row>
        <table:table-row table:style-name="ro1">
          <table:table-cell office:value-type="string" calcext:value-type="string">
            <text:p>TWENTYFOURTH</text:p>
          </table:table-cell>
          <table:table-cell office:value-type="string" calcext:value-type="string">
            <text:p>INDIGO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formula="of:=CONCATENATE(CONCATENATE(&quot;int &quot;; [.A12];&quot;_ROW[NUM_OF_PIXELS_PER_ROW] = { &quot;; [.C12];&quot;, &quot;;[.D12];&quot;, &quot;;[.E12];&quot;, &quot;;[.F12];&quot;, &quot;;[.G12];&quot;, &quot;;[.H12];&quot;, &quot;;[.I12];&quot;, &quot;;[.J12];&quot;, &quot;;[.K12];&quot;, &quot;;[.L12]; &quot; };&quot;))" office:value-type="string" office:string-value="int TWENTYFOURTH_ROW[NUM_OF_PIXELS_PER_ROW] = { 230, 231, 232, 233, 234, 235, 236, 237, 238, 239 };" calcext:value-type="string">
            <text:p>int TWENTYFOURTH_ROW[NUM_OF_PIXELS_PER_ROW] = { 230, 231, 232, 233, 234, 235, 236, 237, 238, 239 };</text:p>
          </table:table-cell>
          <table:table-cell table:style-name="ce2" table:formula="of:=CONCATENATE(&quot;strip.setPixelColor(&quot;; [.A12]; &quot;_ROW[COUNTER], &quot;; [.B12];&quot;);&quot;)" office:value-type="string" office:string-value="strip.setPixelColor(TWENTYFOURTH_ROW[COUNTER], INDIGO);" calcext:value-type="string">
            <text:p>strip.setPixelColor(TWENTYFOURTH_ROW[COUNTER], INDIGO);</text:p>
          </table:table-cell>
          <table:table-cell table:style-name="ce2" table:formula="of:=CONCATENATE(&quot;strip.fill(OFF, &quot;; [.A12]; &quot;_ROW[0], COUNTER);&quot;)" office:value-type="string" office:string-value="strip.fill(OFF, TWENTYFOURTH_ROW[0], COUNTER);" calcext:value-type="string">
            <text:p>strip.fill(OFF, TWENTYFOURTH_ROW[0], COUNTER);</text:p>
          </table:table-cell>
        </table:table-row>
        <table:table-row table:style-name="ro1">
          <table:table-cell office:value-type="string" calcext:value-type="string">
            <text:p>TWENTYFIFTH</text:p>
          </table:table-cell>
          <table:table-cell office:value-type="string" calcext:value-type="string">
            <text:p>RED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formula="of:=CONCATENATE(CONCATENATE(&quot;int &quot;; [.A13];&quot;_ROW[NUM_OF_PIXELS_PER_ROW] = { &quot;; [.C13];&quot;, &quot;;[.D13];&quot;, &quot;;[.E13];&quot;, &quot;;[.F13];&quot;, &quot;;[.G13];&quot;, &quot;;[.H13];&quot;, &quot;;[.I13];&quot;, &quot;;[.J13];&quot;, &quot;;[.K13];&quot;, &quot;;[.L13]; &quot; };&quot;))" office:value-type="string" office:string-value="int TWENTYFIFTH_ROW[NUM_OF_PIXELS_PER_ROW] = { 240, 241, 242, 243, 244, 245, 246, 247, 248, 249 };" calcext:value-type="string">
            <text:p>int TWENTYFIFTH_ROW[NUM_OF_PIXELS_PER_ROW] = { 240, 241, 242, 243, 244, 245, 246, 247, 248, 249 };</text:p>
          </table:table-cell>
          <table:table-cell table:style-name="ce2" table:formula="of:=CONCATENATE(&quot;strip.setPixelColor(&quot;; [.A13]; &quot;_ROW[COUNTER], &quot;; [.B13];&quot;);&quot;)" office:value-type="string" office:string-value="strip.setPixelColor(TWENTYFIFTH_ROW[COUNTER], RED);" calcext:value-type="string">
            <text:p>strip.setPixelColor(TWENTYFIFTH_ROW[COUNTER], RED);</text:p>
          </table:table-cell>
          <table:table-cell table:style-name="ce2" table:formula="of:=CONCATENATE(&quot;strip.fill(OFF, &quot;; [.A13]; &quot;_ROW[0], COUNTER);&quot;)" office:value-type="string" office:string-value="strip.fill(OFF, TWENTYFIFTH_ROW[0], COUNTER);" calcext:value-type="string">
            <text:p>strip.fill(OFF, TWENTYFIFTH_ROW[0], COUNTER);</text:p>
          </table:table-cell>
        </table:table-row>
        <table:table-row table:style-name="ro1">
          <table:table-cell office:value-type="string" calcext:value-type="string">
            <text:p>TWENTYSIXTH</text:p>
          </table:table-cell>
          <table:table-cell office:value-type="string" calcext:value-type="string">
            <text:p>ORANGE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table:formula="of:=CONCATENATE(CONCATENATE(&quot;int &quot;; [.A14];&quot;_ROW[NUM_OF_PIXELS_PER_ROW] = { &quot;; [.C14];&quot;, &quot;;[.D14];&quot;, &quot;;[.E14];&quot;, &quot;;[.F14];&quot;, &quot;;[.G14];&quot;, &quot;;[.H14];&quot;, &quot;;[.I14];&quot;, &quot;;[.J14];&quot;, &quot;;[.K14];&quot;, &quot;;[.L14]; &quot; };&quot;))" office:value-type="string" office:string-value="int TWENTYSIXTH_ROW[NUM_OF_PIXELS_PER_ROW] = { 250, 251, 252, 253, 254, 255, 256, 257, 258, 259 };" calcext:value-type="string">
            <text:p>int TWENTYSIXTH_ROW[NUM_OF_PIXELS_PER_ROW] = { 250, 251, 252, 253, 254, 255, 256, 257, 258, 259 };</text:p>
          </table:table-cell>
          <table:table-cell table:style-name="ce2" table:formula="of:=CONCATENATE(&quot;strip.setPixelColor(&quot;; [.A14]; &quot;_ROW[COUNTER], &quot;; [.B14];&quot;);&quot;)" office:value-type="string" office:string-value="strip.setPixelColor(TWENTYSIXTH_ROW[COUNTER], ORANGE);" calcext:value-type="string">
            <text:p>strip.setPixelColor(TWENTYSIXTH_ROW[COUNTER], ORANGE);</text:p>
          </table:table-cell>
          <table:table-cell table:style-name="ce2" table:formula="of:=CONCATENATE(&quot;strip.fill(OFF, &quot;; [.A14]; &quot;_ROW[0], COUNTER);&quot;)" office:value-type="string" office:string-value="strip.fill(OFF, TWENTYSIXTH_ROW[0], COUNTER);" calcext:value-type="string">
            <text:p>strip.fill(OFF, TWENTYSIXTH_ROW[0], COUNTER);</text:p>
          </table:table-cell>
        </table:table-row>
        <table:table-row table:style-name="ro1">
          <table:table-cell office:value-type="string" calcext:value-type="string">
            <text:p>TWENTYSEVENTH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table:formula="of:=CONCATENATE(CONCATENATE(&quot;int &quot;; [.A15];&quot;_ROW[NUM_OF_PIXELS_PER_ROW] = { &quot;; [.C15];&quot;, &quot;;[.D15];&quot;, &quot;;[.E15];&quot;, &quot;;[.F15];&quot;, &quot;;[.G15];&quot;, &quot;;[.H15];&quot;, &quot;;[.I15];&quot;, &quot;;[.J15];&quot;, &quot;;[.K15];&quot;, &quot;;[.L15]; &quot; };&quot;))" office:value-type="string" office:string-value="int TWENTYSEVENTH_ROW[NUM_OF_PIXELS_PER_ROW] = { 260, 261, 262, 263, 264, 265, 266, 267, 268, 269 };" calcext:value-type="string">
            <text:p>int TWENTYSEVENTH_ROW[NUM_OF_PIXELS_PER_ROW] = { 260, 261, 262, 263, 264, 265, 266, 267, 268, 269 };</text:p>
          </table:table-cell>
          <table:table-cell table:style-name="ce2" table:formula="of:=CONCATENATE(&quot;strip.setPixelColor(&quot;; [.A15]; &quot;_ROW[COUNTER], &quot;; [.B15];&quot;);&quot;)" office:value-type="string" office:string-value="strip.setPixelColor(TWENTYSEVENTH_ROW[COUNTER], YELLOW);" calcext:value-type="string">
            <text:p>strip.setPixelColor(TWENTYSEVENTH_ROW[COUNTER], YELLOW);</text:p>
          </table:table-cell>
          <table:table-cell table:style-name="ce2" table:formula="of:=CONCATENATE(&quot;strip.fill(OFF, &quot;; [.A15]; &quot;_ROW[0], COUNTER);&quot;)" office:value-type="string" office:string-value="strip.fill(OFF, TWENTYSEVENTH_ROW[0], COUNTER);" calcext:value-type="string">
            <text:p>strip.fill(OFF, TWENTYSEVENTH_ROW[0], COUNTER);</text:p>
          </table:table-cell>
        </table:table-row>
        <table:table-row table:style-name="ro1">
          <table:table-cell office:value-type="string" calcext:value-type="string">
            <text:p>TWENTYEIGHTH</text:p>
          </table:table-cell>
          <table:table-cell office:value-type="string" calcext:value-type="string">
            <text:p>GREEN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formula="of:=CONCATENATE(CONCATENATE(&quot;int &quot;; [.A16];&quot;_ROW[NUM_OF_PIXELS_PER_ROW] = { &quot;; [.C16];&quot;, &quot;;[.D16];&quot;, &quot;;[.E16];&quot;, &quot;;[.F16];&quot;, &quot;;[.G16];&quot;, &quot;;[.H16];&quot;, &quot;;[.I16];&quot;, &quot;;[.J16];&quot;, &quot;;[.K16];&quot;, &quot;;[.L16]; &quot; };&quot;))" office:value-type="string" office:string-value="int TWENTYEIGHTH_ROW[NUM_OF_PIXELS_PER_ROW] = { 270, 271, 272, 273, 274, 275, 276, 277, 278, 279 };" calcext:value-type="string">
            <text:p>int TWENTYEIGHTH_ROW[NUM_OF_PIXELS_PER_ROW] = { 270, 271, 272, 273, 274, 275, 276, 277, 278, 279 };</text:p>
          </table:table-cell>
          <table:table-cell table:style-name="ce2" table:formula="of:=CONCATENATE(&quot;strip.setPixelColor(&quot;; [.A16]; &quot;_ROW[COUNTER], &quot;; [.B16];&quot;);&quot;)" office:value-type="string" office:string-value="strip.setPixelColor(TWENTYEIGHTH_ROW[COUNTER], GREEN);" calcext:value-type="string">
            <text:p>strip.setPixelColor(TWENTYEIGHTH_ROW[COUNTER], GREEN);</text:p>
          </table:table-cell>
          <table:table-cell table:style-name="ce2" table:formula="of:=CONCATENATE(&quot;strip.fill(OFF, &quot;; [.A16]; &quot;_ROW[0], COUNTER);&quot;)" office:value-type="string" office:string-value="strip.fill(OFF, TWENTYEIGHTH_ROW[0], COUNTER);" calcext:value-type="string">
            <text:p>strip.fill(OFF, TWENTYEIGHTH_ROW[0], COUNTER);</text:p>
          </table:table-cell>
        </table:table-row>
        <table:table-row table:style-name="ro1">
          <table:table-cell office:value-type="string" calcext:value-type="string">
            <text:p>TWENTYNINTH</text:p>
          </table:table-cell>
          <table:table-cell office:value-type="string" calcext:value-type="string">
            <text:p>BLUE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formula="of:=CONCATENATE(CONCATENATE(&quot;int &quot;; [.A17];&quot;_ROW[NUM_OF_PIXELS_PER_ROW] = { &quot;; [.C17];&quot;, &quot;;[.D17];&quot;, &quot;;[.E17];&quot;, &quot;;[.F17];&quot;, &quot;;[.G17];&quot;, &quot;;[.H17];&quot;, &quot;;[.I17];&quot;, &quot;;[.J17];&quot;, &quot;;[.K17];&quot;, &quot;;[.L17]; &quot; };&quot;))" office:value-type="string" office:string-value="int TWENTYNINTH_ROW[NUM_OF_PIXELS_PER_ROW] = { 280, 281, 282, 283, 284, 285, 286, 287, 288, 289 };" calcext:value-type="string">
            <text:p>int TWENTYNINTH_ROW[NUM_OF_PIXELS_PER_ROW] = { 280, 281, 282, 283, 284, 285, 286, 287, 288, 289 };</text:p>
          </table:table-cell>
          <table:table-cell table:style-name="ce2" table:formula="of:=CONCATENATE(&quot;strip.setPixelColor(&quot;; [.A17]; &quot;_ROW[COUNTER], &quot;; [.B17];&quot;);&quot;)" office:value-type="string" office:string-value="strip.setPixelColor(TWENTYNINTH_ROW[COUNTER], BLUE);" calcext:value-type="string">
            <text:p>strip.setPixelColor(TWENTYNINTH_ROW[COUNTER], BLUE);</text:p>
          </table:table-cell>
          <table:table-cell table:style-name="ce2" table:formula="of:=CONCATENATE(&quot;strip.fill(OFF, &quot;; [.A17]; &quot;_ROW[0], COUNTER);&quot;)" office:value-type="string" office:string-value="strip.fill(OFF, TWENTYNINTH_ROW[0], COUNTER);" calcext:value-type="string">
            <text:p>strip.fill(OFF, TWENTYNINTH_ROW[0], COUNTER);</text:p>
          </table:table-cell>
        </table:table-row>
        <table:table-row table:style-name="ro1">
          <table:table-cell office:value-type="string" calcext:value-type="string">
            <text:p>THIRTIETH</text:p>
          </table:table-cell>
          <table:table-cell office:value-type="string" calcext:value-type="string">
            <text:p>INDIGO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formula="of:=CONCATENATE(CONCATENATE(&quot;int &quot;; [.A18];&quot;_ROW[NUM_OF_PIXELS_PER_ROW] = { &quot;; [.C18];&quot;, &quot;;[.D18];&quot;, &quot;;[.E18];&quot;, &quot;;[.F18];&quot;, &quot;;[.G18];&quot;, &quot;;[.H18];&quot;, &quot;;[.I18];&quot;, &quot;;[.J18];&quot;, &quot;;[.K18];&quot;, &quot;;[.L18]; &quot; };&quot;))" office:value-type="string" office:string-value="int THIRTIETH_ROW[NUM_OF_PIXELS_PER_ROW] = { 290, 291, 292, 293, 294, 295, 296, 297, 298, 299 };" calcext:value-type="string">
            <text:p>int THIRTIETH_ROW[NUM_OF_PIXELS_PER_ROW] = { 290, 291, 292, 293, 294, 295, 296, 297, 298, 299 };</text:p>
          </table:table-cell>
          <table:table-cell table:style-name="ce2" table:formula="of:=CONCATENATE(&quot;strip.setPixelColor(&quot;; [.A18]; &quot;_ROW[COUNTER], &quot;; [.B18];&quot;);&quot;)" office:value-type="string" office:string-value="strip.setPixelColor(THIRTIETH_ROW[COUNTER], INDIGO);" calcext:value-type="string">
            <text:p>strip.setPixelColor(THIRTIETH_ROW[COUNTER], INDIGO);</text:p>
          </table:table-cell>
          <table:table-cell table:style-name="ce2" table:formula="of:=CONCATENATE(&quot;strip.fill(OFF, &quot;; [.A18]; &quot;_ROW[0], COUNTER);&quot;)" office:value-type="string" office:string-value="strip.fill(OFF, THIRTIETH_ROW[0], COUNTER);" calcext:value-type="string">
            <text:p>strip.fill(OFF, THIRTIETH_ROW[0], COUNTER);</text:p>
          </table:table-cell>
        </table:table-row>
        <table:table-row table:style-name="ro1">
          <table:table-cell office:value-type="string" calcext:value-type="string">
            <text:p>THIRTYFIRST</text:p>
          </table:table-cell>
          <table:table-cell office:value-type="string" calcext:value-type="string">
            <text:p>RED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formula="of:=CONCATENATE(CONCATENATE(&quot;int &quot;; [.A19];&quot;_ROW[NUM_OF_PIXELS_PER_ROW] = { &quot;; [.C19];&quot;, &quot;;[.D19];&quot;, &quot;;[.E19];&quot;, &quot;;[.F19];&quot;, &quot;;[.G19];&quot;, &quot;;[.H19];&quot;, &quot;;[.I19];&quot;, &quot;;[.J19];&quot;, &quot;;[.K19];&quot;, &quot;;[.L19]; &quot; };&quot;))" office:value-type="string" office:string-value="int THIRTYFIRST_ROW[NUM_OF_PIXELS_PER_ROW] = { 300, 301, 302, 303, 304, 305, 306, 307, 308, 309 };" calcext:value-type="string">
            <text:p>int THIRTYFIRST_ROW[NUM_OF_PIXELS_PER_ROW] = { 300, 301, 302, 303, 304, 305, 306, 307, 308, 309 };</text:p>
          </table:table-cell>
          <table:table-cell table:style-name="ce2" table:formula="of:=CONCATENATE(&quot;strip.setPixelColor(&quot;; [.A19]; &quot;_ROW[COUNTER], &quot;; [.B19];&quot;);&quot;)" office:value-type="string" office:string-value="strip.setPixelColor(THIRTYFIRST_ROW[COUNTER], RED);" calcext:value-type="string">
            <text:p>strip.setPixelColor(THIRTYFIRST_ROW[COUNTER], RED);</text:p>
          </table:table-cell>
          <table:table-cell table:style-name="ce2" table:formula="of:=CONCATENATE(&quot;strip.fill(OFF, &quot;; [.A19]; &quot;_ROW[0], COUNTER);&quot;)" office:value-type="string" office:string-value="strip.fill(OFF, THIRTYFIRST_ROW[0], COUNTER);" calcext:value-type="string">
            <text:p>strip.fill(OFF, THIRTYFIRST_ROW[0], COUNTER);</text:p>
          </table:table-cell>
        </table:table-row>
        <table:table-row table:style-name="ro1">
          <table:table-cell office:value-type="string" calcext:value-type="string">
            <text:p>THIRTYSECOND</text:p>
          </table:table-cell>
          <table:table-cell office:value-type="string" calcext:value-type="string">
            <text:p>ORANGE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formula="of:=CONCATENATE(CONCATENATE(&quot;int &quot;; [.A20];&quot;_ROW[NUM_OF_PIXELS_PER_ROW] = { &quot;; [.C20];&quot;, &quot;;[.D20];&quot;, &quot;;[.E20];&quot;, &quot;;[.F20];&quot;, &quot;;[.G20];&quot;, &quot;;[.H20];&quot;, &quot;;[.I20];&quot;, &quot;;[.J20];&quot;, &quot;;[.K20];&quot;, &quot;;[.L20]; &quot; };&quot;))" office:value-type="string" office:string-value="int THIRTYSECOND_ROW[NUM_OF_PIXELS_PER_ROW] = { 310, 311, 312, 313, 314, 315, 316, 317, 318, 319 };" calcext:value-type="string">
            <text:p>int THIRTYSECOND_ROW[NUM_OF_PIXELS_PER_ROW] = { 310, 311, 312, 313, 314, 315, 316, 317, 318, 319 };</text:p>
          </table:table-cell>
          <table:table-cell table:style-name="ce2" table:formula="of:=CONCATENATE(&quot;strip.setPixelColor(&quot;; [.A20]; &quot;_ROW[COUNTER], &quot;; [.B20];&quot;);&quot;)" office:value-type="string" office:string-value="strip.setPixelColor(THIRTYSECOND_ROW[COUNTER], ORANGE);" calcext:value-type="string">
            <text:p>strip.setPixelColor(THIRTYSECOND_ROW[COUNTER], ORANGE);</text:p>
          </table:table-cell>
          <table:table-cell table:style-name="ce2" table:formula="of:=CONCATENATE(&quot;strip.fill(OFF, &quot;; [.A20]; &quot;_ROW[0], COUNTER);&quot;)" office:value-type="string" office:string-value="strip.fill(OFF, THIRTYSECOND_ROW[0], COUNTER);" calcext:value-type="string">
            <text:p>strip.fill(OFF, THIRTYSECOND_ROW[0], COUNTER);</text:p>
          </table:table-cell>
        </table:table-row>
        <table:table-row table:style-name="ro1">
          <table:table-cell office:value-type="string" calcext:value-type="string">
            <text:p>THIRTYTHIRD</text:p>
          </table:table-cell>
          <table:table-cell office:value-type="string" calcext:value-type="string">
            <text:p>YELLOW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table:formula="of:=CONCATENATE(CONCATENATE(&quot;int &quot;; [.A21];&quot;_ROW[NUM_OF_PIXELS_PER_ROW] = { &quot;; [.C21];&quot;, &quot;;[.D21];&quot;, &quot;;[.E21];&quot;, &quot;;[.F21];&quot;, &quot;;[.G21];&quot;, &quot;;[.H21];&quot;, &quot;;[.I21];&quot;, &quot;;[.J21];&quot;, &quot;;[.K21];&quot;, &quot;;[.L21]; &quot; };&quot;))" office:value-type="string" office:string-value="int THIRTYTHIRD_ROW[NUM_OF_PIXELS_PER_ROW] = { 320, 321, 322, 323, 324, 325, 326, 327, 328, 329 };" calcext:value-type="string">
            <text:p>int THIRTYTHIRD_ROW[NUM_OF_PIXELS_PER_ROW] = { 320, 321, 322, 323, 324, 325, 326, 327, 328, 329 };</text:p>
          </table:table-cell>
          <table:table-cell table:style-name="ce2" table:formula="of:=CONCATENATE(&quot;strip.setPixelColor(&quot;; [.A21]; &quot;_ROW[COUNTER], &quot;; [.B21];&quot;);&quot;)" office:value-type="string" office:string-value="strip.setPixelColor(THIRTYTHIRD_ROW[COUNTER], YELLOW);" calcext:value-type="string">
            <text:p>strip.setPixelColor(THIRTYTHIRD_ROW[COUNTER], YELLOW);</text:p>
          </table:table-cell>
          <table:table-cell table:style-name="ce2" table:formula="of:=CONCATENATE(&quot;strip.fill(OFF, &quot;; [.A21]; &quot;_ROW[0], COUNTER);&quot;)" office:value-type="string" office:string-value="strip.fill(OFF, THIRTYTHIRD_ROW[0], COUNTER);" calcext:value-type="string">
            <text:p>strip.fill(OFF, THIRTYTHIRD_ROW[0], COUNTER);</text:p>
          </table:table-cell>
        </table:table-row>
        <table:table-row table:style-name="ro1">
          <table:table-cell office:value-type="string" calcext:value-type="string">
            <text:p>THIRTYFOURTH</text:p>
          </table:table-cell>
          <table:table-cell office:value-type="string" calcext:value-type="string">
            <text:p>GREEN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table:formula="of:=CONCATENATE(CONCATENATE(&quot;int &quot;; [.A22];&quot;_ROW[NUM_OF_PIXELS_PER_ROW] = { &quot;; [.C22];&quot;, &quot;;[.D22];&quot;, &quot;;[.E22];&quot;, &quot;;[.F22];&quot;, &quot;;[.G22];&quot;, &quot;;[.H22];&quot;, &quot;;[.I22];&quot;, &quot;;[.J22];&quot;, &quot;;[.K22];&quot;, &quot;;[.L22]; &quot; };&quot;))" office:value-type="string" office:string-value="int THIRTYFOURTH_ROW[NUM_OF_PIXELS_PER_ROW] = { 330, 331, 332, 333, 334, 335, 336, 337, 338, 339 };" calcext:value-type="string">
            <text:p>int THIRTYFOURTH_ROW[NUM_OF_PIXELS_PER_ROW] = { 330, 331, 332, 333, 334, 335, 336, 337, 338, 339 };</text:p>
          </table:table-cell>
          <table:table-cell table:style-name="ce2" table:formula="of:=CONCATENATE(&quot;strip.setPixelColor(&quot;; [.A22]; &quot;_ROW[COUNTER], &quot;; [.B22];&quot;);&quot;)" office:value-type="string" office:string-value="strip.setPixelColor(THIRTYFOURTH_ROW[COUNTER], GREEN);" calcext:value-type="string">
            <text:p>strip.setPixelColor(THIRTYFOURTH_ROW[COUNTER], GREEN);</text:p>
          </table:table-cell>
          <table:table-cell table:style-name="ce2" table:formula="of:=CONCATENATE(&quot;strip.fill(OFF, &quot;; [.A22]; &quot;_ROW[0], COUNTER);&quot;)" office:value-type="string" office:string-value="strip.fill(OFF, THIRTYFOURTH_ROW[0], COUNTER);" calcext:value-type="string">
            <text:p>strip.fill(OFF, THIRTYFOURTH_ROW[0], COUNTER);</text:p>
          </table:table-cell>
        </table:table-row>
        <table:table-row table:style-name="ro1">
          <table:table-cell office:value-type="string" calcext:value-type="string">
            <text:p>THIRTYFIFTH</text:p>
          </table:table-cell>
          <table:table-cell office:value-type="string" calcext:value-type="string">
            <text:p>BLUE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table:formula="of:=CONCATENATE(CONCATENATE(&quot;int &quot;; [.A23];&quot;_ROW[NUM_OF_PIXELS_PER_ROW] = { &quot;; [.C23];&quot;, &quot;;[.D23];&quot;, &quot;;[.E23];&quot;, &quot;;[.F23];&quot;, &quot;;[.G23];&quot;, &quot;;[.H23];&quot;, &quot;;[.I23];&quot;, &quot;;[.J23];&quot;, &quot;;[.K23];&quot;, &quot;;[.L23]; &quot; };&quot;))" office:value-type="string" office:string-value="int THIRTYFIFTH_ROW[NUM_OF_PIXELS_PER_ROW] = { 340, 341, 342, 343, 344, 345, 346, 347, 348, 349 };" calcext:value-type="string">
            <text:p>int THIRTYFIFTH_ROW[NUM_OF_PIXELS_PER_ROW] = { 340, 341, 342, 343, 344, 345, 346, 347, 348, 349 };</text:p>
          </table:table-cell>
          <table:table-cell table:style-name="ce2" table:formula="of:=CONCATENATE(&quot;strip.setPixelColor(&quot;; [.A23]; &quot;_ROW[COUNTER], &quot;; [.B23];&quot;);&quot;)" office:value-type="string" office:string-value="strip.setPixelColor(THIRTYFIFTH_ROW[COUNTER], BLUE);" calcext:value-type="string">
            <text:p>strip.setPixelColor(THIRTYFIFTH_ROW[COUNTER], BLUE);</text:p>
          </table:table-cell>
          <table:table-cell table:style-name="ce2" table:formula="of:=CONCATENATE(&quot;strip.fill(OFF, &quot;; [.A23]; &quot;_ROW[0], COUNTER);&quot;)" office:value-type="string" office:string-value="strip.fill(OFF, THIRTYFIFTH_ROW[0], COUNTER);" calcext:value-type="string">
            <text:p>strip.fill(OFF, THIRTYFIFTH_ROW[0], COUNTER);</text:p>
          </table:table-cell>
        </table:table-row>
        <table:table-row table:style-name="ro1">
          <table:table-cell office:value-type="string" calcext:value-type="string">
            <text:p>THIRTYSIXTH</text:p>
          </table:table-cell>
          <table:table-cell office:value-type="string" calcext:value-type="string">
            <text:p>INDIGO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table:formula="of:=CONCATENATE(CONCATENATE(&quot;int &quot;; [.A24];&quot;_ROW[NUM_OF_PIXELS_PER_ROW] = { &quot;; [.C24];&quot;, &quot;;[.D24];&quot;, &quot;;[.E24];&quot;, &quot;;[.F24];&quot;, &quot;;[.G24];&quot;, &quot;;[.H24];&quot;, &quot;;[.I24];&quot;, &quot;;[.J24];&quot;, &quot;;[.K24];&quot;, &quot;;[.L24]; &quot; };&quot;))" office:value-type="string" office:string-value="int THIRTYSIXTH_ROW[NUM_OF_PIXELS_PER_ROW] = { 350, 351, 352, 353, 354, 355, 356, 357, 358, 359 };" calcext:value-type="string">
            <text:p>int THIRTYSIXTH_ROW[NUM_OF_PIXELS_PER_ROW] = { 350, 351, 352, 353, 354, 355, 356, 357, 358, 359 };</text:p>
          </table:table-cell>
          <table:table-cell table:style-name="ce2" table:formula="of:=CONCATENATE(&quot;strip.setPixelColor(&quot;; [.A24]; &quot;_ROW[COUNTER], &quot;; [.B24];&quot;);&quot;)" office:value-type="string" office:string-value="strip.setPixelColor(THIRTYSIXTH_ROW[COUNTER], INDIGO);" calcext:value-type="string">
            <text:p>strip.setPixelColor(THIRTYSIXTH_ROW[COUNTER], INDIGO);</text:p>
          </table:table-cell>
          <table:table-cell table:style-name="ce2" table:formula="of:=CONCATENATE(&quot;strip.fill(OFF, &quot;; [.A24]; &quot;_ROW[0], COUNTER);&quot;)" office:value-type="string" office:string-value="strip.fill(OFF, THIRTYSIXTH_ROW[0], COUNTER);" calcext:value-type="string">
            <text:p>strip.fill(OFF, THIRTYSIXTH_ROW[0], COUNTER);</text:p>
          </table:table-cell>
        </table:table-row>
        <table:table-row table:style-name="ro1">
          <table:table-cell office:value-type="string" calcext:value-type="string">
            <text:p>THIRTYSEVENTH</text:p>
          </table:table-cell>
          <table:table-cell office:value-type="string" calcext:value-type="string">
            <text:p>RED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table:formula="of:=CONCATENATE(CONCATENATE(&quot;int &quot;; [.A25];&quot;_ROW[NUM_OF_PIXELS_PER_ROW] = { &quot;; [.C25];&quot;, &quot;;[.D25];&quot;, &quot;;[.E25];&quot;, &quot;;[.F25];&quot;, &quot;;[.G25];&quot;, &quot;;[.H25];&quot;, &quot;;[.I25];&quot;, &quot;;[.J25];&quot;, &quot;;[.K25];&quot;, &quot;;[.L25]; &quot; };&quot;))" office:value-type="string" office:string-value="int THIRTYSEVENTH_ROW[NUM_OF_PIXELS_PER_ROW] = { 360, 361, 362, 363, 364, 365, 366, 367, 368, 369 };" calcext:value-type="string">
            <text:p>int THIRTYSEVENTH_ROW[NUM_OF_PIXELS_PER_ROW] = { 360, 361, 362, 363, 364, 365, 366, 367, 368, 369 };</text:p>
          </table:table-cell>
          <table:table-cell table:style-name="ce2" table:formula="of:=CONCATENATE(&quot;strip.setPixelColor(&quot;; [.A25]; &quot;_ROW[COUNTER], &quot;; [.B25];&quot;);&quot;)" office:value-type="string" office:string-value="strip.setPixelColor(THIRTYSEVENTH_ROW[COUNTER], RED);" calcext:value-type="string">
            <text:p>strip.setPixelColor(THIRTYSEVENTH_ROW[COUNTER], RED);</text:p>
          </table:table-cell>
          <table:table-cell table:style-name="ce2" table:formula="of:=CONCATENATE(&quot;strip.fill(OFF, &quot;; [.A25]; &quot;_ROW[0], COUNTER);&quot;)" office:value-type="string" office:string-value="strip.fill(OFF, THIRTYSEVENTH_ROW[0], COUNTER);" calcext:value-type="string">
            <text:p>strip.fill(OFF, THIRTYSEVENTH_ROW[0], COUNTER);</text:p>
          </table:table-cell>
        </table:table-row>
        <table:table-row table:style-name="ro1">
          <table:table-cell office:value-type="string" calcext:value-type="string">
            <text:p>THIRTYEIGHTH</text:p>
          </table:table-cell>
          <table:table-cell office:value-type="string" calcext:value-type="string">
            <text:p>ORANGE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formula="of:=CONCATENATE(CONCATENATE(&quot;int &quot;; [.A26];&quot;_ROW[NUM_OF_PIXELS_PER_ROW] = { &quot;; [.C26];&quot;, &quot;;[.D26];&quot;, &quot;;[.E26];&quot;, &quot;;[.F26];&quot;, &quot;;[.G26];&quot;, &quot;;[.H26];&quot;, &quot;;[.I26];&quot;, &quot;;[.J26];&quot;, &quot;;[.K26];&quot;, &quot;;[.L26]; &quot; };&quot;))" office:value-type="string" office:string-value="int THIRTYEIGHTH_ROW[NUM_OF_PIXELS_PER_ROW] = { 370, 371, 372, 373, 374, 375, 376, 377, 378, 379 };" calcext:value-type="string">
            <text:p>int THIRTYEIGHTH_ROW[NUM_OF_PIXELS_PER_ROW] = { 370, 371, 372, 373, 374, 375, 376, 377, 378, 379 };</text:p>
          </table:table-cell>
          <table:table-cell table:style-name="ce2" table:formula="of:=CONCATENATE(&quot;strip.setPixelColor(&quot;; [.A26]; &quot;_ROW[COUNTER], &quot;; [.B26];&quot;);&quot;)" office:value-type="string" office:string-value="strip.setPixelColor(THIRTYEIGHTH_ROW[COUNTER], ORANGE);" calcext:value-type="string">
            <text:p>strip.setPixelColor(THIRTYEIGHTH_ROW[COUNTER], ORANGE);</text:p>
          </table:table-cell>
          <table:table-cell table:style-name="ce2" table:formula="of:=CONCATENATE(&quot;strip.fill(OFF, &quot;; [.A26]; &quot;_ROW[0], COUNTER);&quot;)" office:value-type="string" office:string-value="strip.fill(OFF, THIRTYEIGHTH_ROW[0], COUNTER);" calcext:value-type="string">
            <text:p>strip.fill(OFF, THIRTYEIGHTH_ROW[0], COUNTER);</text:p>
          </table:table-cell>
        </table:table-row>
        <table:table-row table:style-name="ro1">
          <table:table-cell office:value-type="string" calcext:value-type="string">
            <text:p>THIRTYNINTH</text:p>
          </table:table-cell>
          <table:table-cell office:value-type="string" calcext:value-type="string">
            <text:p>YELLOW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formula="of:=CONCATENATE(CONCATENATE(&quot;int &quot;; [.A27];&quot;_ROW[NUM_OF_PIXELS_PER_ROW] = { &quot;; [.C27];&quot;, &quot;;[.D27];&quot;, &quot;;[.E27];&quot;, &quot;;[.F27];&quot;, &quot;;[.G27];&quot;, &quot;;[.H27];&quot;, &quot;;[.I27];&quot;, &quot;;[.J27];&quot;, &quot;;[.K27];&quot;, &quot;;[.L27]; &quot; };&quot;))" office:value-type="string" office:string-value="int THIRTYNINTH_ROW[NUM_OF_PIXELS_PER_ROW] = { 380, 381, 382, 383, 384, 385, 386, 387, 388, 389 };" calcext:value-type="string">
            <text:p>int THIRTYNINTH_ROW[NUM_OF_PIXELS_PER_ROW] = { 380, 381, 382, 383, 384, 385, 386, 387, 388, 389 };</text:p>
          </table:table-cell>
          <table:table-cell table:style-name="ce2" table:formula="of:=CONCATENATE(&quot;strip.setPixelColor(&quot;; [.A27]; &quot;_ROW[COUNTER], &quot;; [.B27];&quot;);&quot;)" office:value-type="string" office:string-value="strip.setPixelColor(THIRTYNINTH_ROW[COUNTER], YELLOW);" calcext:value-type="string">
            <text:p>strip.setPixelColor(THIRTYNINTH_ROW[COUNTER], YELLOW);</text:p>
          </table:table-cell>
          <table:table-cell table:style-name="ce2" table:formula="of:=CONCATENATE(&quot;strip.fill(OFF, &quot;; [.A27]; &quot;_ROW[0], COUNTER);&quot;)" office:value-type="string" office:string-value="strip.fill(OFF, THIRTYNINTH_ROW[0], COUNTER);" calcext:value-type="string">
            <text:p>strip.fill(OFF, THIRTYNINTH_ROW[0], COUNTER);</text:p>
          </table:table-cell>
        </table:table-row>
        <table:table-row table:style-name="ro1">
          <table:table-cell office:value-type="string" calcext:value-type="string">
            <text:p>FORTIETH</text:p>
          </table:table-cell>
          <table:table-cell office:value-type="string" calcext:value-type="string">
            <text:p>GREEN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table:formula="of:=CONCATENATE(CONCATENATE(&quot;int &quot;; [.A28];&quot;_ROW[NUM_OF_PIXELS_PER_ROW] = { &quot;; [.C28];&quot;, &quot;;[.D28];&quot;, &quot;;[.E28];&quot;, &quot;;[.F28];&quot;, &quot;;[.G28];&quot;, &quot;;[.H28];&quot;, &quot;;[.I28];&quot;, &quot;;[.J28];&quot;, &quot;;[.K28];&quot;, &quot;;[.L28]; &quot; };&quot;))" office:value-type="string" office:string-value="int FORTIETH_ROW[NUM_OF_PIXELS_PER_ROW] = { 390, 391, 392, 393, 394, 395, 396, 397, 398, 399 };" calcext:value-type="string">
            <text:p>int FORTIETH_ROW[NUM_OF_PIXELS_PER_ROW] = { 390, 391, 392, 393, 394, 395, 396, 397, 398, 399 };</text:p>
          </table:table-cell>
          <table:table-cell table:style-name="ce2" table:formula="of:=CONCATENATE(&quot;strip.setPixelColor(&quot;; [.A28]; &quot;_ROW[COUNTER], &quot;; [.B28];&quot;);&quot;)" office:value-type="string" office:string-value="strip.setPixelColor(FORTIETH_ROW[COUNTER], GREEN);" calcext:value-type="string">
            <text:p>strip.setPixelColor(FORTIETH_ROW[COUNTER], GREEN);</text:p>
          </table:table-cell>
          <table:table-cell table:style-name="ce2" table:formula="of:=CONCATENATE(&quot;strip.fill(OFF, &quot;; [.A28]; &quot;_ROW[0], COUNTER);&quot;)" office:value-type="string" office:string-value="strip.fill(OFF, FORTIETH_ROW[0], COUNTER);" calcext:value-type="string">
            <text:p>strip.fill(OFF, FORTIETH_ROW[0], COUNTER);</text:p>
          </table:table-cell>
        </table:table-row>
        <table:table-row table:style-name="ro1">
          <table:table-cell office:value-type="string" calcext:value-type="string">
            <text:p>FORTYFIRST</text:p>
          </table:table-cell>
          <table:table-cell office:value-type="string" calcext:value-type="string">
            <text:p>BLUE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formula="of:=CONCATENATE(CONCATENATE(&quot;int &quot;; [.A29];&quot;_ROW[NUM_OF_PIXELS_PER_ROW] = { &quot;; [.C29];&quot;, &quot;;[.D29];&quot;, &quot;;[.E29];&quot;, &quot;;[.F29];&quot;, &quot;;[.G29];&quot;, &quot;;[.H29];&quot;, &quot;;[.I29];&quot;, &quot;;[.J29];&quot;, &quot;;[.K29];&quot;, &quot;;[.L29]; &quot; };&quot;))" office:value-type="string" office:string-value="int FORTYFIRST_ROW[NUM_OF_PIXELS_PER_ROW] = { 400, 401, 402, 403, 404, 405, 406, 407, 408, 409 };" calcext:value-type="string">
            <text:p>int FORTYFIRST_ROW[NUM_OF_PIXELS_PER_ROW] = { 400, 401, 402, 403, 404, 405, 406, 407, 408, 409 };</text:p>
          </table:table-cell>
          <table:table-cell table:style-name="ce2" table:formula="of:=CONCATENATE(&quot;strip.setPixelColor(&quot;; [.A29]; &quot;_ROW[COUNTER], &quot;; [.B29];&quot;);&quot;)" office:value-type="string" office:string-value="strip.setPixelColor(FORTYFIRST_ROW[COUNTER], BLUE);" calcext:value-type="string">
            <text:p>strip.setPixelColor(FORTYFIRST_ROW[COUNTER], BLUE);</text:p>
          </table:table-cell>
          <table:table-cell table:style-name="ce2" table:formula="of:=CONCATENATE(&quot;strip.fill(OFF, &quot;; [.A29]; &quot;_ROW[0], COUNTER);&quot;)" office:value-type="string" office:string-value="strip.fill(OFF, FORTYFIRST_ROW[0], COUNTER);" calcext:value-type="string">
            <text:p>strip.fill(OFF, FORTYFIRST_ROW[0], COUNTER);</text:p>
          </table:table-cell>
        </table:table-row>
        <table:table-row table:style-name="ro1">
          <table:table-cell office:value-type="string" calcext:value-type="string">
            <text:p>FORTYSECOND</text:p>
          </table:table-cell>
          <table:table-cell office:value-type="string" calcext:value-type="string">
            <text:p>INDIGO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table:formula="of:=CONCATENATE(CONCATENATE(&quot;int &quot;; [.A30];&quot;_ROW[NUM_OF_PIXELS_PER_ROW] = { &quot;; [.C30];&quot;, &quot;;[.D30];&quot;, &quot;;[.E30];&quot;, &quot;;[.F30];&quot;, &quot;;[.G30];&quot;, &quot;;[.H30];&quot;, &quot;;[.I30];&quot;, &quot;;[.J30];&quot;, &quot;;[.K30];&quot;, &quot;;[.L30]; &quot; };&quot;))" office:value-type="string" office:string-value="int FORTYSECOND_ROW[NUM_OF_PIXELS_PER_ROW] = { 410, 411, 412, 413, 414, 415, 416, 417, 418, 419 };" calcext:value-type="string">
            <text:p>int FORTYSECOND_ROW[NUM_OF_PIXELS_PER_ROW] = { 410, 411, 412, 413, 414, 415, 416, 417, 418, 419 };</text:p>
          </table:table-cell>
          <table:table-cell table:style-name="ce2" table:formula="of:=CONCATENATE(&quot;strip.setPixelColor(&quot;; [.A30]; &quot;_ROW[COUNTER], &quot;; [.B30];&quot;);&quot;)" office:value-type="string" office:string-value="strip.setPixelColor(FORTYSECOND_ROW[COUNTER], INDIGO);" calcext:value-type="string">
            <text:p>strip.setPixelColor(FORTYSECOND_ROW[COUNTER], INDIGO);</text:p>
          </table:table-cell>
          <table:table-cell table:style-name="ce2" table:formula="of:=CONCATENATE(&quot;strip.fill(OFF, &quot;; [.A30]; &quot;_ROW[0], COUNTER);&quot;)" office:value-type="string" office:string-value="strip.fill(OFF, FORTYSECOND_ROW[0], COUNTER);" calcext:value-type="string">
            <text:p>strip.fill(OFF, FORTYSECOND_ROW[0], COUNTER);</text:p>
          </table:table-cell>
        </table:table-row>
        <table:table-row table:style-name="ro1">
          <table:table-cell office:value-type="string" calcext:value-type="string">
            <text:p>FORTYTHIRD</text:p>
          </table:table-cell>
          <table:table-cell office:value-type="string" calcext:value-type="string">
            <text:p>RED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formula="of:=CONCATENATE(CONCATENATE(&quot;int &quot;; [.A31];&quot;_ROW[NUM_OF_PIXELS_PER_ROW] = { &quot;; [.C31];&quot;, &quot;;[.D31];&quot;, &quot;;[.E31];&quot;, &quot;;[.F31];&quot;, &quot;;[.G31];&quot;, &quot;;[.H31];&quot;, &quot;;[.I31];&quot;, &quot;;[.J31];&quot;, &quot;;[.K31];&quot;, &quot;;[.L31]; &quot; };&quot;))" office:value-type="string" office:string-value="int FORTYTHIRD_ROW[NUM_OF_PIXELS_PER_ROW] = { 420, 421, 422, 423, 424, 425, 426, 427, 428, 429 };" calcext:value-type="string">
            <text:p>int FORTYTHIRD_ROW[NUM_OF_PIXELS_PER_ROW] = { 420, 421, 422, 423, 424, 425, 426, 427, 428, 429 };</text:p>
          </table:table-cell>
          <table:table-cell table:style-name="ce2" table:formula="of:=CONCATENATE(&quot;strip.setPixelColor(&quot;; [.A31]; &quot;_ROW[COUNTER], &quot;; [.B31];&quot;);&quot;)" office:value-type="string" office:string-value="strip.setPixelColor(FORTYTHIRD_ROW[COUNTER], RED);" calcext:value-type="string">
            <text:p>strip.setPixelColor(FORTYTHIRD_ROW[COUNTER], RED);</text:p>
          </table:table-cell>
          <table:table-cell table:style-name="ce2" table:formula="of:=CONCATENATE(&quot;strip.fill(OFF, &quot;; [.A31]; &quot;_ROW[0], COUNTER);&quot;)" office:value-type="string" office:string-value="strip.fill(OFF, FORTYTHIRD_ROW[0], COUNTER);" calcext:value-type="string">
            <text:p>strip.fill(OFF, FORTYTHIRD_ROW[0], COUNTER);</text:p>
          </table:table-cell>
        </table:table-row>
        <table:table-row table:style-name="ro1">
          <table:table-cell office:value-type="string" calcext:value-type="string">
            <text:p>FORTYFOURTH</text:p>
          </table:table-cell>
          <table:table-cell office:value-type="string" calcext:value-type="string">
            <text:p>ORANGE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formula="of:=CONCATENATE(CONCATENATE(&quot;int &quot;; [.A32];&quot;_ROW[NUM_OF_PIXELS_PER_ROW] = { &quot;; [.C32];&quot;, &quot;;[.D32];&quot;, &quot;;[.E32];&quot;, &quot;;[.F32];&quot;, &quot;;[.G32];&quot;, &quot;;[.H32];&quot;, &quot;;[.I32];&quot;, &quot;;[.J32];&quot;, &quot;;[.K32];&quot;, &quot;;[.L32]; &quot; };&quot;))" office:value-type="string" office:string-value="int FORTYFOURTH_ROW[NUM_OF_PIXELS_PER_ROW] = { 430, 431, 432, 433, 434, 435, 436, 437, 438, 439 };" calcext:value-type="string">
            <text:p>int FORTYFOURTH_ROW[NUM_OF_PIXELS_PER_ROW] = { 430, 431, 432, 433, 434, 435, 436, 437, 438, 439 };</text:p>
          </table:table-cell>
          <table:table-cell table:style-name="ce2" table:formula="of:=CONCATENATE(&quot;strip.setPixelColor(&quot;; [.A32]; &quot;_ROW[COUNTER], &quot;; [.B32];&quot;);&quot;)" office:value-type="string" office:string-value="strip.setPixelColor(FORTYFOURTH_ROW[COUNTER], ORANGE);" calcext:value-type="string">
            <text:p>strip.setPixelColor(FORTYFOURTH_ROW[COUNTER], ORANGE);</text:p>
          </table:table-cell>
          <table:table-cell table:style-name="ce2" table:formula="of:=CONCATENATE(&quot;strip.fill(OFF, &quot;; [.A32]; &quot;_ROW[0], COUNTER);&quot;)" office:value-type="string" office:string-value="strip.fill(OFF, FORTYFOURTH_ROW[0], COUNTER);" calcext:value-type="string">
            <text:p>strip.fill(OFF, FORTYFOURTH_ROW[0], COUNTER);</text:p>
          </table:table-cell>
        </table:table-row>
        <table:table-row table:style-name="ro1">
          <table:table-cell office:value-type="string" calcext:value-type="string">
            <text:p>FORTYFIFTH</text:p>
          </table:table-cell>
          <table:table-cell office:value-type="string" calcext:value-type="string">
            <text:p>YELLOW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table:formula="of:=CONCATENATE(CONCATENATE(&quot;int &quot;; [.A33];&quot;_ROW[NUM_OF_PIXELS_PER_ROW] = { &quot;; [.C33];&quot;, &quot;;[.D33];&quot;, &quot;;[.E33];&quot;, &quot;;[.F33];&quot;, &quot;;[.G33];&quot;, &quot;;[.H33];&quot;, &quot;;[.I33];&quot;, &quot;;[.J33];&quot;, &quot;;[.K33];&quot;, &quot;;[.L33]; &quot; };&quot;))" office:value-type="string" office:string-value="int FORTYFIFTH_ROW[NUM_OF_PIXELS_PER_ROW] = { 440, 441, 442, 443, 444, 445, 446, 447, 448, 449 };" calcext:value-type="string">
            <text:p>int FORTYFIFTH_ROW[NUM_OF_PIXELS_PER_ROW] = { 440, 441, 442, 443, 444, 445, 446, 447, 448, 449 };</text:p>
          </table:table-cell>
          <table:table-cell table:style-name="ce2" table:formula="of:=CONCATENATE(&quot;strip.setPixelColor(&quot;; [.A33]; &quot;_ROW[COUNTER], &quot;; [.B33];&quot;);&quot;)" office:value-type="string" office:string-value="strip.setPixelColor(FORTYFIFTH_ROW[COUNTER], YELLOW);" calcext:value-type="string">
            <text:p>strip.setPixelColor(FORTYFIFTH_ROW[COUNTER], YELLOW);</text:p>
          </table:table-cell>
          <table:table-cell table:style-name="ce2" table:formula="of:=CONCATENATE(&quot;strip.fill(OFF, &quot;; [.A33]; &quot;_ROW[0], COUNTER);&quot;)" office:value-type="string" office:string-value="strip.fill(OFF, FORTYFIFTH_ROW[0], COUNTER);" calcext:value-type="string">
            <text:p>strip.fill(OFF, FORTYFIFTH_ROW[0], COUNTER);</text:p>
          </table:table-cell>
        </table:table-row>
        <table:table-row table:style-name="ro1">
          <table:table-cell office:value-type="string" calcext:value-type="string">
            <text:p>FORTYSIXTH</text:p>
          </table:table-cell>
          <table:table-cell office:value-type="string" calcext:value-type="string">
            <text:p>GREEN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formula="of:=CONCATENATE(CONCATENATE(&quot;int &quot;; [.A34];&quot;_ROW[NUM_OF_PIXELS_PER_ROW] = { &quot;; [.C34];&quot;, &quot;;[.D34];&quot;, &quot;;[.E34];&quot;, &quot;;[.F34];&quot;, &quot;;[.G34];&quot;, &quot;;[.H34];&quot;, &quot;;[.I34];&quot;, &quot;;[.J34];&quot;, &quot;;[.K34];&quot;, &quot;;[.L34]; &quot; };&quot;))" office:value-type="string" office:string-value="int FORTYSIXTH_ROW[NUM_OF_PIXELS_PER_ROW] = { 450, 451, 452, 453, 454, 455, 456, 457, 458, 459 };" calcext:value-type="string">
            <text:p>int FORTYSIXTH_ROW[NUM_OF_PIXELS_PER_ROW] = { 450, 451, 452, 453, 454, 455, 456, 457, 458, 459 };</text:p>
          </table:table-cell>
          <table:table-cell table:style-name="ce2" table:formula="of:=CONCATENATE(&quot;strip.setPixelColor(&quot;; [.A34]; &quot;_ROW[COUNTER], &quot;; [.B34];&quot;);&quot;)" office:value-type="string" office:string-value="strip.setPixelColor(FORTYSIXTH_ROW[COUNTER], GREEN);" calcext:value-type="string">
            <text:p>strip.setPixelColor(FORTYSIXTH_ROW[COUNTER], GREEN);</text:p>
          </table:table-cell>
          <table:table-cell table:style-name="ce2" table:formula="of:=CONCATENATE(&quot;strip.fill(OFF, &quot;; [.A34]; &quot;_ROW[0], COUNTER);&quot;)" office:value-type="string" office:string-value="strip.fill(OFF, FORTYSIXTH_ROW[0], COUNTER);" calcext:value-type="string">
            <text:p>strip.fill(OFF, FORTYSIXTH_ROW[0], COUNTER);</text:p>
          </table:table-cell>
        </table:table-row>
        <table:table-row table:style-name="ro1">
          <table:table-cell office:value-type="string" calcext:value-type="string">
            <text:p>FORTYSEVENTH</text:p>
          </table:table-cell>
          <table:table-cell office:value-type="string" calcext:value-type="string">
            <text:p>BLUE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formula="of:=CONCATENATE(CONCATENATE(&quot;int &quot;; [.A35];&quot;_ROW[NUM_OF_PIXELS_PER_ROW] = { &quot;; [.C35];&quot;, &quot;;[.D35];&quot;, &quot;;[.E35];&quot;, &quot;;[.F35];&quot;, &quot;;[.G35];&quot;, &quot;;[.H35];&quot;, &quot;;[.I35];&quot;, &quot;;[.J35];&quot;, &quot;;[.K35];&quot;, &quot;;[.L35]; &quot; };&quot;))" office:value-type="string" office:string-value="int FORTYSEVENTH_ROW[NUM_OF_PIXELS_PER_ROW] = { 460, 461, 462, 463, 464, 465, 466, 467, 468, 469 };" calcext:value-type="string">
            <text:p>int FORTYSEVENTH_ROW[NUM_OF_PIXELS_PER_ROW] = { 460, 461, 462, 463, 464, 465, 466, 467, 468, 469 };</text:p>
          </table:table-cell>
          <table:table-cell table:style-name="ce2" table:formula="of:=CONCATENATE(&quot;strip.setPixelColor(&quot;; [.A35]; &quot;_ROW[COUNTER], &quot;; [.B35];&quot;);&quot;)" office:value-type="string" office:string-value="strip.setPixelColor(FORTYSEVENTH_ROW[COUNTER], BLUE);" calcext:value-type="string">
            <text:p>strip.setPixelColor(FORTYSEVENTH_ROW[COUNTER], BLUE);</text:p>
          </table:table-cell>
          <table:table-cell table:style-name="ce2" table:formula="of:=CONCATENATE(&quot;strip.fill(OFF, &quot;; [.A35]; &quot;_ROW[0], COUNTER);&quot;)" office:value-type="string" office:string-value="strip.fill(OFF, FORTYSEVENTH_ROW[0], COUNTER);" calcext:value-type="string">
            <text:p>strip.fill(OFF, FORTYSEVENTH_ROW[0], COUNTER);</text:p>
          </table:table-cell>
        </table:table-row>
        <table:table-row table:style-name="ro1">
          <table:table-cell office:value-type="string" calcext:value-type="string">
            <text:p>FORTYEIGHTH</text:p>
          </table:table-cell>
          <table:table-cell office:value-type="string" calcext:value-type="string">
            <text:p>INDIGO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table:formula="of:=CONCATENATE(CONCATENATE(&quot;int &quot;; [.A36];&quot;_ROW[NUM_OF_PIXELS_PER_ROW] = { &quot;; [.C36];&quot;, &quot;;[.D36];&quot;, &quot;;[.E36];&quot;, &quot;;[.F36];&quot;, &quot;;[.G36];&quot;, &quot;;[.H36];&quot;, &quot;;[.I36];&quot;, &quot;;[.J36];&quot;, &quot;;[.K36];&quot;, &quot;;[.L36]; &quot; };&quot;))" office:value-type="string" office:string-value="int FORTYEIGHTH_ROW[NUM_OF_PIXELS_PER_ROW] = { 470, 471, 472, 473, 474, 475, 476, 477, 478, 479 };" calcext:value-type="string">
            <text:p>int FORTYEIGHTH_ROW[NUM_OF_PIXELS_PER_ROW] = { 470, 471, 472, 473, 474, 475, 476, 477, 478, 479 };</text:p>
          </table:table-cell>
          <table:table-cell table:style-name="ce2" table:formula="of:=CONCATENATE(&quot;strip.setPixelColor(&quot;; [.A36]; &quot;_ROW[COUNTER], &quot;; [.B36];&quot;);&quot;)" office:value-type="string" office:string-value="strip.setPixelColor(FORTYEIGHTH_ROW[COUNTER], INDIGO);" calcext:value-type="string">
            <text:p>strip.setPixelColor(FORTYEIGHTH_ROW[COUNTER], INDIGO);</text:p>
          </table:table-cell>
          <table:table-cell table:style-name="ce2" table:formula="of:=CONCATENATE(&quot;strip.fill(OFF, &quot;; [.A36]; &quot;_ROW[0], COUNTER);&quot;)" office:value-type="string" office:string-value="strip.fill(OFF, FORTYEIGHTH_ROW[0], COUNTER);" calcext:value-type="string">
            <text:p>strip.fill(OFF, FORTYEIGHTH_ROW[0], COUNTER);</text:p>
          </table:table-cell>
        </table:table-row>
        <table:table-row table:style-name="ro1">
          <table:table-cell office:value-type="string" calcext:value-type="string">
            <text:p>FORTYNINTH</text:p>
          </table:table-cell>
          <table:table-cell office:value-type="string" calcext:value-type="string">
            <text:p>RED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table:formula="of:=CONCATENATE(CONCATENATE(&quot;int &quot;; [.A37];&quot;_ROW[NUM_OF_PIXELS_PER_ROW] = { &quot;; [.C37];&quot;, &quot;;[.D37];&quot;, &quot;;[.E37];&quot;, &quot;;[.F37];&quot;, &quot;;[.G37];&quot;, &quot;;[.H37];&quot;, &quot;;[.I37];&quot;, &quot;;[.J37];&quot;, &quot;;[.K37];&quot;, &quot;;[.L37]; &quot; };&quot;))" office:value-type="string" office:string-value="int FORTYNINTH_ROW[NUM_OF_PIXELS_PER_ROW] = { 480, 481, 482, 483, 484, 485, 486, 487, 488, 489 };" calcext:value-type="string">
            <text:p>int FORTYNINTH_ROW[NUM_OF_PIXELS_PER_ROW] = { 480, 481, 482, 483, 484, 485, 486, 487, 488, 489 };</text:p>
          </table:table-cell>
          <table:table-cell table:style-name="ce2" table:formula="of:=CONCATENATE(&quot;strip.setPixelColor(&quot;; [.A37]; &quot;_ROW[COUNTER], &quot;; [.B37];&quot;);&quot;)" office:value-type="string" office:string-value="strip.setPixelColor(FORTYNINTH_ROW[COUNTER], RED);" calcext:value-type="string">
            <text:p>strip.setPixelColor(FORTYNINTH_ROW[COUNTER], RED);</text:p>
          </table:table-cell>
          <table:table-cell table:style-name="ce2" table:formula="of:=CONCATENATE(&quot;strip.fill(OFF, &quot;; [.A37]; &quot;_ROW[0], COUNTER);&quot;)" office:value-type="string" office:string-value="strip.fill(OFF, FORTYNINTH_ROW[0], COUNTER);" calcext:value-type="string">
            <text:p>strip.fill(OFF, FORTYNINTH_ROW[0], COUNTER);</text:p>
          </table:table-cell>
        </table:table-row>
        <table:table-row table:style-name="ro1">
          <table:table-cell office:value-type="string" calcext:value-type="string">
            <text:p>FIFTIETH</text:p>
          </table:table-cell>
          <table:table-cell office:value-type="string" calcext:value-type="string">
            <text:p>ORANGE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formula="of:=CONCATENATE(CONCATENATE(&quot;int &quot;; [.A38];&quot;_ROW[NUM_OF_PIXELS_PER_ROW] = { &quot;; [.C38];&quot;, &quot;;[.D38];&quot;, &quot;;[.E38];&quot;, &quot;;[.F38];&quot;, &quot;;[.G38];&quot;, &quot;;[.H38];&quot;, &quot;;[.I38];&quot;, &quot;;[.J38];&quot;, &quot;;[.K38];&quot;, &quot;;[.L38]; &quot; };&quot;))" office:value-type="string" office:string-value="int FIFTIETH_ROW[NUM_OF_PIXELS_PER_ROW] = { 490, 491, 492, 493, 494, 495, 496, 497, 498, 499 };" calcext:value-type="string">
            <text:p>int FIFTIETH_ROW[NUM_OF_PIXELS_PER_ROW] = { 490, 491, 492, 493, 494, 495, 496, 497, 498, 499 };</text:p>
          </table:table-cell>
          <table:table-cell table:style-name="ce2" table:formula="of:=CONCATENATE(&quot;strip.setPixelColor(&quot;; [.A38]; &quot;_ROW[COUNTER], &quot;; [.B38];&quot;);&quot;)" office:value-type="string" office:string-value="strip.setPixelColor(FIFTIETH_ROW[COUNTER], ORANGE);" calcext:value-type="string">
            <text:p>strip.setPixelColor(FIFTIETH_ROW[COUNTER], ORANGE);</text:p>
          </table:table-cell>
          <table:table-cell table:style-name="ce2" table:formula="of:=CONCATENATE(&quot;strip.fill(OFF, &quot;; [.A38]; &quot;_ROW[0], COUNTER);&quot;)" office:value-type="string" office:string-value="strip.fill(OFF, FIFTIETH_ROW[0], COUNTER);" calcext:value-type="string">
            <text:p>strip.fill(OFF, FIFTIETH_ROW[0], COUNTER);</text:p>
          </table:table-cell>
        </table:table-row>
        <table:table-row table:style-name="ro1">
          <table:table-cell office:value-type="string" calcext:value-type="string">
            <text:p>FIFTYFIRST</text:p>
          </table:table-cell>
          <table:table-cell office:value-type="string" calcext:value-type="string">
            <text:p>YELLOW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table:formula="of:=CONCATENATE(CONCATENATE(&quot;int &quot;; [.A39];&quot;_ROW[NUM_OF_PIXELS_PER_ROW] = { &quot;; [.C39];&quot;, &quot;;[.D39];&quot;, &quot;;[.E39];&quot;, &quot;;[.F39];&quot;, &quot;;[.G39];&quot;, &quot;;[.H39];&quot;, &quot;;[.I39];&quot;, &quot;;[.J39];&quot;, &quot;;[.K39];&quot;, &quot;;[.L39]; &quot; };&quot;))" office:value-type="string" office:string-value="int FIFTYFIRST_ROW[NUM_OF_PIXELS_PER_ROW] = { 500, 501, 502, 503, 504, 505, 506, 507, 508, 509 };" calcext:value-type="string">
            <text:p>int FIFTYFIRST_ROW[NUM_OF_PIXELS_PER_ROW] = { 500, 501, 502, 503, 504, 505, 506, 507, 508, 509 };</text:p>
          </table:table-cell>
          <table:table-cell table:style-name="ce2" table:formula="of:=CONCATENATE(&quot;strip.setPixelColor(&quot;; [.A39]; &quot;_ROW[COUNTER], &quot;; [.B39];&quot;);&quot;)" office:value-type="string" office:string-value="strip.setPixelColor(FIFTYFIRST_ROW[COUNTER], YELLOW);" calcext:value-type="string">
            <text:p>strip.setPixelColor(FIFTYFIRST_ROW[COUNTER], YELLOW);</text:p>
          </table:table-cell>
          <table:table-cell table:style-name="ce2" table:formula="of:=CONCATENATE(&quot;strip.fill(OFF, &quot;; [.A39]; &quot;_ROW[0], COUNTER);&quot;)" office:value-type="string" office:string-value="strip.fill(OFF, FIFTYFIRST_ROW[0], COUNTER);" calcext:value-type="string">
            <text:p>strip.fill(OFF, FIFTYFIRST_ROW[0], COUNTER);</text:p>
          </table:table-cell>
        </table:table-row>
        <table:table-row table:style-name="ro1">
          <table:table-cell office:value-type="string" calcext:value-type="string">
            <text:p>FIFTYSECOND</text:p>
          </table:table-cell>
          <table:table-cell office:value-type="string" calcext:value-type="string">
            <text:p>GREEN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table:formula="of:=CONCATENATE(CONCATENATE(&quot;int &quot;; [.A40];&quot;_ROW[NUM_OF_PIXELS_PER_ROW] = { &quot;; [.C40];&quot;, &quot;;[.D40];&quot;, &quot;;[.E40];&quot;, &quot;;[.F40];&quot;, &quot;;[.G40];&quot;, &quot;;[.H40];&quot;, &quot;;[.I40];&quot;, &quot;;[.J40];&quot;, &quot;;[.K40];&quot;, &quot;;[.L40]; &quot; };&quot;))" office:value-type="string" office:string-value="int FIFTYSECOND_ROW[NUM_OF_PIXELS_PER_ROW] = { 510, 511, 512, 513, 514, 515, 516, 517, 518, 519 };" calcext:value-type="string">
            <text:p>int FIFTYSECOND_ROW[NUM_OF_PIXELS_PER_ROW] = { 510, 511, 512, 513, 514, 515, 516, 517, 518, 519 };</text:p>
          </table:table-cell>
          <table:table-cell table:style-name="ce2" table:formula="of:=CONCATENATE(&quot;strip.setPixelColor(&quot;; [.A40]; &quot;_ROW[COUNTER], &quot;; [.B40];&quot;);&quot;)" office:value-type="string" office:string-value="strip.setPixelColor(FIFTYSECOND_ROW[COUNTER], GREEN);" calcext:value-type="string">
            <text:p>strip.setPixelColor(FIFTYSECOND_ROW[COUNTER], GREEN);</text:p>
          </table:table-cell>
          <table:table-cell table:style-name="ce2" table:formula="of:=CONCATENATE(&quot;strip.fill(OFF, &quot;; [.A40]; &quot;_ROW[0], COUNTER);&quot;)" office:value-type="string" office:string-value="strip.fill(OFF, FIFTYSECOND_ROW[0], COUNTER);" calcext:value-type="string">
            <text:p>strip.fill(OFF, FIFTYSECOND_ROW[0], COUNTER);</text:p>
          </table:table-cell>
        </table:table-row>
        <table:table-row table:style-name="ro1">
          <table:table-cell office:value-type="string" calcext:value-type="string">
            <text:p>FIFTYTHIRD</text:p>
          </table:table-cell>
          <table:table-cell office:value-type="string" calcext:value-type="string">
            <text:p>BLUE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table:formula="of:=CONCATENATE(CONCATENATE(&quot;int &quot;; [.A41];&quot;_ROW[NUM_OF_PIXELS_PER_ROW] = { &quot;; [.C41];&quot;, &quot;;[.D41];&quot;, &quot;;[.E41];&quot;, &quot;;[.F41];&quot;, &quot;;[.G41];&quot;, &quot;;[.H41];&quot;, &quot;;[.I41];&quot;, &quot;;[.J41];&quot;, &quot;;[.K41];&quot;, &quot;;[.L41]; &quot; };&quot;))" office:value-type="string" office:string-value="int FIFTYTHIRD_ROW[NUM_OF_PIXELS_PER_ROW] = { 520, 521, 522, 523, 524, 525, 526, 527, 528, 529 };" calcext:value-type="string">
            <text:p>int FIFTYTHIRD_ROW[NUM_OF_PIXELS_PER_ROW] = { 520, 521, 522, 523, 524, 525, 526, 527, 528, 529 };</text:p>
          </table:table-cell>
          <table:table-cell table:style-name="ce2" table:formula="of:=CONCATENATE(&quot;strip.setPixelColor(&quot;; [.A41]; &quot;_ROW[COUNTER], &quot;; [.B41];&quot;);&quot;)" office:value-type="string" office:string-value="strip.setPixelColor(FIFTYTHIRD_ROW[COUNTER], BLUE);" calcext:value-type="string">
            <text:p>strip.setPixelColor(FIFTYTHIRD_ROW[COUNTER], BLUE);</text:p>
          </table:table-cell>
          <table:table-cell table:style-name="ce2" table:formula="of:=CONCATENATE(&quot;strip.fill(OFF, &quot;; [.A41]; &quot;_ROW[0], COUNTER);&quot;)" office:value-type="string" office:string-value="strip.fill(OFF, FIFTYTHIRD_ROW[0], COUNTER);" calcext:value-type="string">
            <text:p>strip.fill(OFF, FIFTYTHIRD_ROW[0], COUNTER);</text:p>
          </table:table-cell>
        </table:table-row>
        <table:table-row table:style-name="ro1">
          <table:table-cell office:value-type="string" calcext:value-type="string">
            <text:p>FIFTYFOURTH</text:p>
          </table:table-cell>
          <table:table-cell office:value-type="string" calcext:value-type="string">
            <text:p>INDIGO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table:formula="of:=CONCATENATE(CONCATENATE(&quot;int &quot;; [.A42];&quot;_ROW[NUM_OF_PIXELS_PER_ROW] = { &quot;; [.C42];&quot;, &quot;;[.D42];&quot;, &quot;;[.E42];&quot;, &quot;;[.F42];&quot;, &quot;;[.G42];&quot;, &quot;;[.H42];&quot;, &quot;;[.I42];&quot;, &quot;;[.J42];&quot;, &quot;;[.K42];&quot;, &quot;;[.L42]; &quot; };&quot;))" office:value-type="string" office:string-value="int FIFTYFOURTH_ROW[NUM_OF_PIXELS_PER_ROW] = { 530, 531, 532, 533, 534, 535, 536, 537, 538, 539 };" calcext:value-type="string">
            <text:p>int FIFTYFOURTH_ROW[NUM_OF_PIXELS_PER_ROW] = { 530, 531, 532, 533, 534, 535, 536, 537, 538, 539 };</text:p>
          </table:table-cell>
          <table:table-cell table:style-name="ce2" table:formula="of:=CONCATENATE(&quot;strip.setPixelColor(&quot;; [.A42]; &quot;_ROW[COUNTER], &quot;; [.B42];&quot;);&quot;)" office:value-type="string" office:string-value="strip.setPixelColor(FIFTYFOURTH_ROW[COUNTER], INDIGO);" calcext:value-type="string">
            <text:p>strip.setPixelColor(FIFTYFOURTH_ROW[COUNTER], INDIGO);</text:p>
          </table:table-cell>
          <table:table-cell table:style-name="ce2" table:formula="of:=CONCATENATE(&quot;strip.fill(OFF, &quot;; [.A42]; &quot;_ROW[0], COUNTER);&quot;)" office:value-type="string" office:string-value="strip.fill(OFF, FIFTYFOURTH_ROW[0], COUNTER);" calcext:value-type="string">
            <text:p>strip.fill(OFF, FIFTYFOURTH_ROW[0], COUNTER);</text:p>
          </table:table-cell>
        </table:table-row>
        <table:table-row table:style-name="ro1">
          <table:table-cell office:value-type="string" calcext:value-type="string">
            <text:p>FIFTYFIFTH</text:p>
          </table:table-cell>
          <table:table-cell office:value-type="string" calcext:value-type="string">
            <text:p>RED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formula="of:=CONCATENATE(CONCATENATE(&quot;int &quot;; [.A43];&quot;_ROW[NUM_OF_PIXELS_PER_ROW] = { &quot;; [.C43];&quot;, &quot;;[.D43];&quot;, &quot;;[.E43];&quot;, &quot;;[.F43];&quot;, &quot;;[.G43];&quot;, &quot;;[.H43];&quot;, &quot;;[.I43];&quot;, &quot;;[.J43];&quot;, &quot;;[.K43];&quot;, &quot;;[.L43]; &quot; };&quot;))" office:value-type="string" office:string-value="int FIFTYFIFTH_ROW[NUM_OF_PIXELS_PER_ROW] = { 540, 541, 542, 543, 544, 545, 546, 547, 548, 549 };" calcext:value-type="string">
            <text:p>int FIFTYFIFTH_ROW[NUM_OF_PIXELS_PER_ROW] = { 540, 541, 542, 543, 544, 545, 546, 547, 548, 549 };</text:p>
          </table:table-cell>
          <table:table-cell table:style-name="ce2" table:formula="of:=CONCATENATE(&quot;strip.setPixelColor(&quot;; [.A43]; &quot;_ROW[COUNTER], &quot;; [.B43];&quot;);&quot;)" office:value-type="string" office:string-value="strip.setPixelColor(FIFTYFIFTH_ROW[COUNTER], RED);" calcext:value-type="string">
            <text:p>strip.setPixelColor(FIFTYFIFTH_ROW[COUNTER], RED);</text:p>
          </table:table-cell>
          <table:table-cell table:style-name="ce2" table:formula="of:=CONCATENATE(&quot;strip.fill(OFF, &quot;; [.A43]; &quot;_ROW[0], COUNTER);&quot;)" office:value-type="string" office:string-value="strip.fill(OFF, FIFTYFIFTH_ROW[0], COUNTER);" calcext:value-type="string">
            <text:p>strip.fill(OFF, FIFTYFIFTH_ROW[0], COUNTER);</text:p>
          </table:table-cell>
        </table:table-row>
        <table:table-row table:style-name="ro1">
          <table:table-cell office:value-type="string" calcext:value-type="string">
            <text:p>FIFTYSIXTH</text:p>
          </table:table-cell>
          <table:table-cell office:value-type="string" calcext:value-type="string">
            <text:p>ORANGE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formula="of:=CONCATENATE(CONCATENATE(&quot;int &quot;; [.A44];&quot;_ROW[NUM_OF_PIXELS_PER_ROW] = { &quot;; [.C44];&quot;, &quot;;[.D44];&quot;, &quot;;[.E44];&quot;, &quot;;[.F44];&quot;, &quot;;[.G44];&quot;, &quot;;[.H44];&quot;, &quot;;[.I44];&quot;, &quot;;[.J44];&quot;, &quot;;[.K44];&quot;, &quot;;[.L44]; &quot; };&quot;))" office:value-type="string" office:string-value="int FIFTYSIXTH_ROW[NUM_OF_PIXELS_PER_ROW] = { 550, 551, 552, 553, 554, 555, 556, 557, 558, 559 };" calcext:value-type="string">
            <text:p>int FIFTYSIXTH_ROW[NUM_OF_PIXELS_PER_ROW] = { 550, 551, 552, 553, 554, 555, 556, 557, 558, 559 };</text:p>
          </table:table-cell>
          <table:table-cell table:style-name="ce2" table:formula="of:=CONCATENATE(&quot;strip.setPixelColor(&quot;; [.A44]; &quot;_ROW[COUNTER], &quot;; [.B44];&quot;);&quot;)" office:value-type="string" office:string-value="strip.setPixelColor(FIFTYSIXTH_ROW[COUNTER], ORANGE);" calcext:value-type="string">
            <text:p>strip.setPixelColor(FIFTYSIXTH_ROW[COUNTER], ORANGE);</text:p>
          </table:table-cell>
          <table:table-cell table:style-name="ce2" table:formula="of:=CONCATENATE(&quot;strip.fill(OFF, &quot;; [.A44]; &quot;_ROW[0], COUNTER);&quot;)" office:value-type="string" office:string-value="strip.fill(OFF, FIFTYSIXTH_ROW[0], COUNTER);" calcext:value-type="string">
            <text:p>strip.fill(OFF, FIFTYSIXTH_ROW[0], COUNTER);</text:p>
          </table:table-cell>
        </table:table-row>
        <table:table-row table:style-name="ro1">
          <table:table-cell office:value-type="string" calcext:value-type="string">
            <text:p>FIFTYSEVENTH</text:p>
          </table:table-cell>
          <table:table-cell office:value-type="string" calcext:value-type="string">
            <text:p>YELLOW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table:formula="of:=CONCATENATE(CONCATENATE(&quot;int &quot;; [.A45];&quot;_ROW[NUM_OF_PIXELS_PER_ROW] = { &quot;; [.C45];&quot;, &quot;;[.D45];&quot;, &quot;;[.E45];&quot;, &quot;;[.F45];&quot;, &quot;;[.G45];&quot;, &quot;;[.H45];&quot;, &quot;;[.I45];&quot;, &quot;;[.J45];&quot;, &quot;;[.K45];&quot;, &quot;;[.L45]; &quot; };&quot;))" office:value-type="string" office:string-value="int FIFTYSEVENTH_ROW[NUM_OF_PIXELS_PER_ROW] = { 560, 561, 562, 563, 564, 565, 566, 567, 568, 569 };" calcext:value-type="string">
            <text:p>int FIFTYSEVENTH_ROW[NUM_OF_PIXELS_PER_ROW] = { 560, 561, 562, 563, 564, 565, 566, 567, 568, 569 };</text:p>
          </table:table-cell>
          <table:table-cell table:style-name="ce2" table:formula="of:=CONCATENATE(&quot;strip.setPixelColor(&quot;; [.A45]; &quot;_ROW[COUNTER], &quot;; [.B45];&quot;);&quot;)" office:value-type="string" office:string-value="strip.setPixelColor(FIFTYSEVENTH_ROW[COUNTER], YELLOW);" calcext:value-type="string">
            <text:p>strip.setPixelColor(FIFTYSEVENTH_ROW[COUNTER], YELLOW);</text:p>
          </table:table-cell>
          <table:table-cell table:style-name="ce2" table:formula="of:=CONCATENATE(&quot;strip.fill(OFF, &quot;; [.A45]; &quot;_ROW[0], COUNTER);&quot;)" office:value-type="string" office:string-value="strip.fill(OFF, FIFTYSEVENTH_ROW[0], COUNTER);" calcext:value-type="string">
            <text:p>strip.fill(OFF, FIFTYSEVENTH_ROW[0], COUNTER);</text:p>
          </table:table-cell>
        </table:table-row>
        <table:table-row table:style-name="ro1">
          <table:table-cell office:value-type="string" calcext:value-type="string">
            <text:p>FIFTYEIGHTH</text:p>
          </table:table-cell>
          <table:table-cell office:value-type="string" calcext:value-type="string">
            <text:p>GREEN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table:formula="of:=CONCATENATE(CONCATENATE(&quot;int &quot;; [.A46];&quot;_ROW[NUM_OF_PIXELS_PER_ROW] = { &quot;; [.C46];&quot;, &quot;;[.D46];&quot;, &quot;;[.E46];&quot;, &quot;;[.F46];&quot;, &quot;;[.G46];&quot;, &quot;;[.H46];&quot;, &quot;;[.I46];&quot;, &quot;;[.J46];&quot;, &quot;;[.K46];&quot;, &quot;;[.L46]; &quot; };&quot;))" office:value-type="string" office:string-value="int FIFTYEIGHTH_ROW[NUM_OF_PIXELS_PER_ROW] = { 570, 571, 572, 573, 574, 575, 576, 577, 578, 579 };" calcext:value-type="string">
            <text:p>int FIFTYEIGHTH_ROW[NUM_OF_PIXELS_PER_ROW] = { 570, 571, 572, 573, 574, 575, 576, 577, 578, 579 };</text:p>
          </table:table-cell>
          <table:table-cell table:style-name="ce2" table:formula="of:=CONCATENATE(&quot;strip.setPixelColor(&quot;; [.A46]; &quot;_ROW[COUNTER], &quot;; [.B46];&quot;);&quot;)" office:value-type="string" office:string-value="strip.setPixelColor(FIFTYEIGHTH_ROW[COUNTER], GREEN);" calcext:value-type="string">
            <text:p>strip.setPixelColor(FIFTYEIGHTH_ROW[COUNTER], GREEN);</text:p>
          </table:table-cell>
          <table:table-cell table:style-name="ce2" table:formula="of:=CONCATENATE(&quot;strip.fill(OFF, &quot;; [.A46]; &quot;_ROW[0], COUNTER);&quot;)" office:value-type="string" office:string-value="strip.fill(OFF, FIFTYEIGHTH_ROW[0], COUNTER);" calcext:value-type="string">
            <text:p>strip.fill(OFF, FIFTYEIGHTH_ROW[0], COUNTER);</text:p>
          </table:table-cell>
        </table:table-row>
        <table:table-row table:style-name="ro1">
          <table:table-cell office:value-type="string" calcext:value-type="string">
            <text:p>FIFTYNINTH</text:p>
          </table:table-cell>
          <table:table-cell office:value-type="string" calcext:value-type="string">
            <text:p>BLUE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table:formula="of:=CONCATENATE(CONCATENATE(&quot;int &quot;; [.A47];&quot;_ROW[NUM_OF_PIXELS_PER_ROW] = { &quot;; [.C47];&quot;, &quot;;[.D47];&quot;, &quot;;[.E47];&quot;, &quot;;[.F47];&quot;, &quot;;[.G47];&quot;, &quot;;[.H47];&quot;, &quot;;[.I47];&quot;, &quot;;[.J47];&quot;, &quot;;[.K47];&quot;, &quot;;[.L47]; &quot; };&quot;))" office:value-type="string" office:string-value="int FIFTYNINTH_ROW[NUM_OF_PIXELS_PER_ROW] = { 580, 581, 582, 583, 584, 585, 586, 587, 588, 589 };" calcext:value-type="string">
            <text:p>int FIFTYNINTH_ROW[NUM_OF_PIXELS_PER_ROW] = { 580, 581, 582, 583, 584, 585, 586, 587, 588, 589 };</text:p>
          </table:table-cell>
          <table:table-cell table:style-name="ce2" table:formula="of:=CONCATENATE(&quot;strip.setPixelColor(&quot;; [.A47]; &quot;_ROW[COUNTER], &quot;; [.B47];&quot;);&quot;)" office:value-type="string" office:string-value="strip.setPixelColor(FIFTYNINTH_ROW[COUNTER], BLUE);" calcext:value-type="string">
            <text:p>strip.setPixelColor(FIFTYNINTH_ROW[COUNTER], BLUE);</text:p>
          </table:table-cell>
          <table:table-cell table:style-name="ce2" table:formula="of:=CONCATENATE(&quot;strip.fill(OFF, &quot;; [.A47]; &quot;_ROW[0], COUNTER);&quot;)" office:value-type="string" office:string-value="strip.fill(OFF, FIFTYNINTH_ROW[0], COUNTER);" calcext:value-type="string">
            <text:p>strip.fill(OFF, FIFTYNINTH_ROW[0], COUNTER);</text:p>
          </table:table-cell>
        </table:table-row>
        <table:table-row table:style-name="ro1">
          <table:table-cell office:value-type="string" calcext:value-type="string">
            <text:p>SIXTIETH</text:p>
          </table:table-cell>
          <table:table-cell office:value-type="string" calcext:value-type="string">
            <text:p>INDIGO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table:formula="of:=CONCATENATE(CONCATENATE(&quot;int &quot;; [.A48];&quot;_ROW[NUM_OF_PIXELS_PER_ROW] = { &quot;; [.C48];&quot;, &quot;;[.D48];&quot;, &quot;;[.E48];&quot;, &quot;;[.F48];&quot;, &quot;;[.G48];&quot;, &quot;;[.H48];&quot;, &quot;;[.I48];&quot;, &quot;;[.J48];&quot;, &quot;;[.K48];&quot;, &quot;;[.L48]; &quot; };&quot;))" office:value-type="string" office:string-value="int SIXTIETH_ROW[NUM_OF_PIXELS_PER_ROW] = { 590, 591, 592, 593, 594, 595, 596, 597, 598, 599 };" calcext:value-type="string">
            <text:p>int SIXTIETH_ROW[NUM_OF_PIXELS_PER_ROW] = { 590, 591, 592, 593, 594, 595, 596, 597, 598, 599 };</text:p>
          </table:table-cell>
          <table:table-cell table:style-name="ce2" table:formula="of:=CONCATENATE(&quot;strip.setPixelColor(&quot;; [.A48]; &quot;_ROW[COUNTER], &quot;; [.B48];&quot;);&quot;)" office:value-type="string" office:string-value="strip.setPixelColor(SIXTIETH_ROW[COUNTER], INDIGO);" calcext:value-type="string">
            <text:p>strip.setPixelColor(SIXTIETH_ROW[COUNTER], INDIGO);</text:p>
          </table:table-cell>
          <table:table-cell table:style-name="ce2" table:formula="of:=CONCATENATE(&quot;strip.fill(OFF, &quot;; [.A48]; &quot;_ROW[0], COUNTER);&quot;)" office:value-type="string" office:string-value="strip.fill(OFF, SIXTIETH_ROW[0], COUNTER);" calcext:value-type="string">
            <text:p>strip.fill(OFF, SIXTIETH_ROW[0], COUNTER);</text:p>
          </table:table-cell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2:31:21.475189257</meta:creation-date>
    <dc:date>2021-05-12T13:40:26.751678428</dc:date>
    <meta:editing-duration>PT35M33S</meta:editing-duration>
    <meta:editing-cycles>1</meta:editing-cycles>
    <meta:document-statistic meta:table-count="1" meta:cell-count="720" meta:object-count="0"/>
    <meta:generator>LibreOffice/6.0.7.3$Linux_X86_64 LibreOffice_project/00m0$Build-3</meta:generator>
  </office:meta>
</office:document-meta>
</file>